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FF000002AF531C8AC8.png"/>
  <manifest:file-entry manifest:media-type="image/png" manifest:full-path="Pictures/100000000000045600000269657E3EAD.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000000004550000028AF082F3F1.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png" manifest:full-path="Pictures/100000000000045200000287E5F5DE44.pn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ans-serif"/>
    <style:font-face style:name="Consolas1" svg:font-family="Consola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2"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paragraph-properties fo:text-align="center"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1"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2"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5" style:family="paragraph" style:parent-style-name="Standard">
      <style:paragraph-properties fo:text-align="start"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6" style:family="paragraph" style:parent-style-name="Standard">
      <style:paragraph-properties fo:text-align="justify" style:justify-single-word="false"/>
      <style:text-properties style:font-name="DejaVu Serif" fo:font-size="11pt" style:font-size-asian="11pt" style:font-size-complex="11pt"/>
    </style:style>
    <style:style style:name="P17"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9"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20"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1"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2"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P23"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4"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5"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6"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7"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8"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9"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30"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1"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32"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33"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4"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5"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6"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8"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9"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40"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41"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42" style:family="paragraph" style:parent-style-name="Standard">
      <style:paragraph-properties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3" style:family="paragraph" style:parent-style-name="Standard">
      <style:paragraph-properties fo:text-align="justify"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4" style:family="paragraph" style:parent-style-name="Standard">
      <style:paragraph-properties fo:text-align="start" style:justify-single-word="false" fo:padding="0.05in" fo:border="0.06pt soli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5" style:family="paragraph" style:parent-style-name="Standard">
      <style:paragraph-properties fo:text-align="start" style:justify-single-word="false" fo:padding="0.05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6" style:family="paragraph" style:parent-style-name="Standard">
      <style:paragraph-properties fo:text-align="start" style:justify-single-word="false" fo:padding="0.05in" fo:border="0.06pt soli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7" style:family="paragraph" style:parent-style-name="Standard">
      <style:paragraph-properties fo:text-align="justify" style:justify-single-word="false" fo:background-color="transparent" fo:padding="0.05in" fo:border="0.06pt soli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8"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9"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50"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51" style:family="paragraph" style:parent-style-name="Standard">
      <style:paragraph-properties fo:text-align="start" style:justify-single-word="false" fo:padding="0.0299in" fo:border="0.06pt soli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52" style:family="paragraph" style:parent-style-name="Standard">
      <style:paragraph-properties fo:text-align="start" style:justify-single-word="false" fo:padding="0.0299in" fo:border="0.06pt soli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3" style:family="paragraph" style:parent-style-name="Standard">
      <style:paragraph-properties fo:text-align="start" style:justify-single-word="false" fo:padding="0.0299in" fo:border="0.06pt soli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54" style:family="paragraph" style:parent-style-name="Standard">
      <style:paragraph-properties fo:text-align="start" style:justify-single-word="false" fo:padding="0.0299in" fo:border="0.06pt soli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5" style:family="paragraph" style:parent-style-name="Standard">
      <style:paragraph-properties fo:text-align="start" style:justify-single-word="false" fo:padding="0.0299in" fo:border="0.06pt soli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6" style:family="paragraph" style:parent-style-name="Standard">
      <style:paragraph-properties fo:text-align="start" style:justify-single-word="false" fo:padding="0.0299in" fo:border="0.06pt soli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7" style:family="paragraph" style:parent-style-name="Preformatted_20_Text">
      <style:paragraph-properties fo:text-align="start" style:justify-single-word="false" fo:padding="0.0299in" fo:border="0.06pt soli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8" style:family="paragraph" style:parent-style-name="Preformatted_20_Text">
      <style:paragraph-properties fo:text-align="start" style:justify-single-word="false" fo:padding="0.0299in" fo:border="0.06pt soli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9" style:family="paragraph" style:parent-style-name="Preformatted_20_Text">
      <style:paragraph-properties fo:text-align="start" style:justify-single-word="false" fo:padding="0.0299in" fo:border="0.06pt soli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60"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2"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4"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5"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7"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8"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9"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0"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3" style:family="paragraph" style:parent-style-name="Standard" style:list-style-name="L1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4"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5"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6" style:family="paragraph" style:parent-style-name="Standard" style:list-style-name="L2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2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2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21">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1"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2" style:family="paragraph" style:parent-style-name="Standard" style:list-style-name="L23">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3" style:family="paragraph" style:parent-style-name="Standard" style:list-style-name="L25">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4" style:family="paragraph" style:parent-style-name="Standard" style:list-style-name="L24">
      <style:paragraph-properties fo:text-align="justify" style:justify-single-word="false"/>
      <style:text-properties style:font-name="DejaVu Serif" fo:font-size="11pt" style:font-size-asian="11pt" style:font-name-complex="DejaVu Serif" style:font-size-complex="11pt"/>
    </style:style>
    <style:style style:name="P85" style:family="paragraph" style:parent-style-name="Standard">
      <style:text-properties style:font-name="DejaVu Sans"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86"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7" style:family="paragraph" style:parent-style-name="Standard">
      <style:paragraph-properties fo:margin-top="0in" fo:margin-bottom="0in"/>
      <style:text-properties fo:color="#646464" style:font-name="Consolas" fo:font-size="10pt" style:font-name-asian="Consolas2" style:font-size-asian="10pt" style:font-name-complex="Consolas2" style:font-size-complex="10pt"/>
    </style:style>
    <style:style style:name="P88"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2" style:font-size-asian="10pt" style:font-name-complex="Consolas2" style:font-size-complex="10pt"/>
    </style:style>
    <style:style style:name="P89"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2" style:font-size-asian="10pt" style:font-name-complex="Consolas2" style:font-size-complex="10pt"/>
    </style:style>
    <style:style style:name="P90" style:family="paragraph" style:parent-style-name="Text_20_body">
      <style:text-properties fo:color="#000000" style:font-name="DejaVu Serif" fo:font-size="11pt" fo:language="en" fo:country="US" style:font-size-asian="11pt" style:font-size-complex="11pt"/>
    </style:style>
    <style:style style:name="P91" style:family="paragraph" style:parent-style-name="Text_20_body">
      <style:paragraph-properties fo:line-height="115%"/>
      <style:text-properties fo:color="#000000" style:font-name="Consolas" fo:font-size="10pt" style:font-size-asian="10pt" style:font-size-complex="10pt"/>
    </style:style>
    <style:style style:name="P92" style:family="paragraph" style:parent-style-name="Text_20_body">
      <style:text-properties style:font-name="Consolas" fo:font-size="10pt" style:font-size-asian="10pt" style:font-size-complex="10pt"/>
    </style:style>
    <style:style style:name="P93" style:family="paragraph" style:parent-style-name="Text_20_body">
      <style:paragraph-properties fo:line-height="115%"/>
      <style:text-properties style:font-name="Consolas" fo:font-size="10pt" style:font-size-asian="10pt" style:font-size-complex="10pt"/>
    </style:style>
    <style:style style:name="P94" style:family="paragraph" style:parent-style-name="Text_20_body">
      <style:text-properties style:font-name="DejaVu Serif" fo:font-size="11pt" style:font-size-asian="11pt" style:font-size-complex="11pt"/>
    </style:style>
    <style:style style:name="P95" style:family="paragraph" style:parent-style-name="Text_20_body" style:list-style-name="L26">
      <style:text-properties style:font-name="DejaVu Serif" fo:font-size="11pt" style:font-size-asian="11pt" style:font-size-complex="11pt"/>
    </style:style>
    <style:style style:name="P96" style:family="paragraph" style:parent-style-name="Text_20_body" style:list-style-name="L15">
      <style:paragraph-properties fo:margin-left="0in" fo:margin-right="0in" fo:margin-top="0in" fo:margin-bottom="0in" fo:text-indent="0in" style:auto-text-indent="false"/>
      <style:text-properties fo:color="#000000" style:font-name="DejaVu Serif" fo:font-size="11pt" style:font-size-asian="11pt" style:font-size-complex="11pt"/>
    </style:style>
    <style:style style:name="P97" style:family="paragraph" style:parent-style-name="Text_20_body" style:list-style-name="L15">
      <style:paragraph-properties fo:margin-left="0in" fo:margin-right="0in" fo:margin-top="0in" fo:margin-bottom="0in" fo:text-indent="0in" style:auto-text-indent="false"/>
      <style:text-properties style:font-name="DejaVu Serif" fo:font-size="11pt" style:font-size-asian="11pt" style:font-size-complex="11pt"/>
    </style:style>
    <style:style style:name="P98" style:family="paragraph" style:parent-style-name="Text_20_body">
      <style:paragraph-properties fo:margin-left="0in" fo:margin-right="0in" fo:text-indent="0in" style:auto-text-indent="false"/>
      <style:text-properties fo:color="#000000" style:font-name="DejaVu Serif"/>
    </style:style>
    <style:style style:name="P99" style:family="paragraph" style:parent-style-name="Text_20_body">
      <style:paragraph-properties fo:margin-left="0in" fo:margin-right="0in" fo:line-height="115%" fo:text-indent="0in" style:auto-text-indent="false"/>
      <style:text-properties fo:color="#000000" style:font-name="DejaVu Serif" fo:language="en" fo:country="US"/>
    </style:style>
    <style:style style:name="P100" style:family="paragraph" style:parent-style-name="Text_20_body">
      <style:paragraph-properties fo:margin-left="0in" fo:margin-right="0in" fo:text-align="start" style:justify-single-word="false" fo:text-indent="0in" style:auto-text-indent="false"/>
      <style:text-properties fo:color="#000000" style:font-name="DejaVu Serif" fo:font-size="11pt" fo:language="en" fo:country="US" style:font-size-asian="11pt" style:font-size-complex="11pt"/>
    </style:style>
    <style:style style:name="P101" style:family="paragraph" style:parent-style-name="Text_20_body">
      <style:paragraph-properties fo:margin-left="0in" fo:margin-right="0in" fo:text-indent="0in" style:auto-text-indent="false"/>
      <style:text-properties fo:color="#000000" style:font-name="Consolas" fo:font-size="10pt" style:font-size-asian="10pt" style:font-size-complex="10pt"/>
    </style:style>
    <style:style style:name="P102" style:family="paragraph" style:parent-style-name="Text_20_body">
      <style:paragraph-properties fo:margin-left="0in" fo:margin-right="0in" fo:line-height="115%" fo:text-indent="0in" style:auto-text-indent="false"/>
      <style:text-properties fo:color="#000000" style:font-name="Consolas" fo:font-size="10pt"/>
    </style:style>
    <style:style style:name="P103" style:family="paragraph" style:parent-style-name="Text_20_body">
      <style:paragraph-properties fo:margin-left="0in" fo:margin-right="0in" fo:line-height="115%" fo:text-indent="0in" style:auto-text-indent="false"/>
      <style:text-properties fo:color="#000000" style:font-name="Consolas" fo:font-size="10pt" fo:language="en" fo:country="US" style:font-size-asian="10pt" style:font-size-complex="10pt"/>
    </style:style>
    <style:style style:name="P104" style:family="paragraph" style:parent-style-name="Text_20_body">
      <style:paragraph-properties fo:margin-left="0in" fo:margin-right="0in" fo:text-indent="0in" style:auto-text-indent="false"/>
      <style:text-properties style:font-name="DejaVu Serif" fo:font-size="11pt" style:font-size-asian="11pt" style:font-size-complex="11pt"/>
    </style:style>
    <style:style style:name="P105" style:family="paragraph" style:parent-style-name="Text_20_body" style:list-style-name="L16">
      <style:paragraph-properties fo:margin-left="0in" fo:margin-right="0in" fo:text-indent="0in" style:auto-text-indent="false"/>
      <style:text-properties style:font-name="DejaVu Serif" fo:font-size="11pt" style:font-size-asian="11pt" style:font-size-complex="11pt"/>
    </style:style>
    <style:style style:name="P106" style:family="paragraph" style:parent-style-name="Text_20_body">
      <style:paragraph-properties fo:margin-left="0in" fo:margin-right="0in" fo:line-height="115%" fo:text-indent="0in" style:auto-text-indent="false"/>
    </style:style>
    <style:style style:name="P107" style:family="paragraph" style:parent-style-name="Text_20_body">
      <style:paragraph-properties fo:margin-left="0in" fo:margin-right="0in" fo:text-indent="0in" style:auto-text-indent="false"/>
      <style:text-properties style:font-name="Consolas" fo:font-size="10pt" style:font-size-asian="10pt" style:font-size-complex="10pt"/>
    </style:style>
    <style:style style:name="P108" style:family="paragraph" style:parent-style-name="Text_20_body">
      <style:paragraph-properties fo:margin-left="0in" fo:margin-right="0in" fo:line-height="115%" fo:text-indent="0in" style:auto-text-indent="false"/>
      <style:text-properties style:font-name="Consolas" fo:font-size="10pt" style:font-size-asian="10pt" style:font-size-complex="10pt"/>
    </style:style>
    <style:style style:name="P109" style:family="paragraph" style:parent-style-name="Text_20_body">
      <style:paragraph-properties fo:margin-left="0in" fo:margin-right="0in" fo:line-height="115%" fo:text-indent="0in" style:auto-text-indent="false"/>
      <style:text-properties fo:font-size="11pt" style:font-size-asian="11pt" style:font-size-complex="11pt"/>
    </style:style>
    <style:style style:name="P110" style:family="paragraph" style:parent-style-name="Text_20_body" style:list-style-name="L17">
      <style:paragraph-properties fo:margin-left="0in" fo:margin-right="0in" fo:line-height="115%" fo:text-align="center" style:justify-single-word="false" fo:text-indent="0in" style:auto-text-indent="false"/>
      <style:text-properties fo:font-size="12pt" style:font-size-asian="12pt" style:font-size-complex="12pt"/>
    </style:style>
    <style:style style:name="P111" style:family="paragraph" style:parent-style-name="Text_20_body" style:list-style-name="L17">
      <style:paragraph-properties fo:margin-left="0in" fo:margin-right="0in" fo:line-height="115%" fo:text-align="center" style:justify-single-word="false" fo:text-indent="0in" style:auto-text-indent="false" fo:break-before="page"/>
      <style:text-properties fo:font-size="12pt" style:font-size-asian="12pt" style:font-size-complex="12pt"/>
    </style:style>
    <style:style style:name="P112" style:family="paragraph" style:parent-style-name="Text_20_body">
      <style:paragraph-properties fo:margin-left="0.7417in" fo:margin-right="0in" fo:text-indent="-0.25in" style:auto-text-indent="false"/>
      <style:text-properties style:font-name="DejaVu Serif" fo:font-size="11pt" style:font-size-asian="11pt" style:font-size-complex="11pt"/>
    </style:style>
    <style:style style:name="P113" style:family="paragraph" style:parent-style-name="Text_20_body" style:list-style-name="L16">
      <style:paragraph-properties fo:margin-left="0.7417in" fo:margin-right="0in" fo:text-indent="-0.25in" style:auto-text-indent="false"/>
      <style:text-properties style:font-name="DejaVu Serif" fo:font-size="11pt" style:font-size-asian="11pt" style:font-size-complex="11pt"/>
    </style:style>
    <style:style style:name="P114" style:family="paragraph" style:parent-style-name="Text_20_body">
      <style:paragraph-properties fo:margin-top="0in" fo:margin-bottom="0in"/>
    </style:style>
    <style:style style:name="P115" style:family="paragraph" style:parent-style-name="Text_20_body">
      <style:paragraph-properties fo:margin-top="0in" fo:margin-bottom="0in"/>
      <style:text-properties fo:color="#000000" style:font-name="DejaVu Serif"/>
    </style:style>
    <style:style style:name="P116" style:family="paragraph" style:parent-style-name="Text_20_body">
      <style:paragraph-properties fo:margin-top="0in" fo:margin-bottom="0in"/>
      <style:text-properties fo:color="#000000" style:font-name="DejaVu Serif" fo:font-size="11pt" style:font-size-asian="11pt" style:font-size-complex="11pt"/>
    </style:style>
    <style:style style:name="P117" style:family="paragraph" style:parent-style-name="Text_20_body">
      <style:paragraph-properties fo:margin-top="0in" fo:margin-bottom="0in"/>
      <style:text-properties fo:color="#000000" style:font-name="Consolas"/>
    </style:style>
    <style:style style:name="P118" style:family="paragraph" style:parent-style-name="Text_20_body">
      <style:paragraph-properties fo:margin-top="0in" fo:margin-bottom="0in"/>
      <style:text-properties fo:color="#000000" style:font-name="Consolas" fo:font-size="10pt" style:font-size-asian="10pt" style:font-size-complex="10pt"/>
    </style:style>
    <style:style style:name="P119" style:family="paragraph" style:parent-style-name="Text_20_body">
      <style:paragraph-properties fo:margin-top="0in" fo:margin-bottom="0in"/>
      <style:text-properties style:font-name="DejaVu Serif" fo:font-size="11pt" style:font-size-asian="11pt" style:font-size-complex="11pt"/>
    </style:style>
    <style:style style:name="P120" style:family="paragraph" style:parent-style-name="Text_20_body">
      <style:paragraph-properties fo:margin-top="0in" fo:margin-bottom="0in"/>
      <style:text-properties fo:color="#646464" style:font-name="Consolas" fo:font-size="10pt" style:font-size-asian="10pt" style:font-size-complex="10pt"/>
    </style:style>
    <style:style style:name="P121" style:family="paragraph" style:parent-style-name="Text_20_body">
      <style:paragraph-properties fo:margin-top="0in" fo:margin-bottom="0in"/>
      <style:text-properties style:font-name="Consolas" fo:font-size="10pt" style:font-size-asian="10pt" style:font-size-complex="10pt"/>
    </style:style>
    <style:style style:name="P122" style:family="paragraph" style:parent-style-name="Text_20_body">
      <style:paragraph-properties fo:margin-left="0in" fo:margin-right="0in" fo:line-height="115%" fo:text-indent="0.4917in" style:auto-text-indent="false"/>
      <style:text-properties style:font-name="Consola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style:style>
    <style:style style:name="T22" style:family="text">
      <style:text-properties style:use-window-font-color="true" fo:font-style="italic" style:text-underline-style="none" style:font-style-asian="italic" style:font-name-complex="DejaVu Sans" style:font-style-complex="italic"/>
    </style:style>
    <style:style style:name="T23"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4" style:family="text">
      <style:text-properties style:font-name="DejaVu Sans"/>
    </style:style>
    <style:style style:name="T25" style:family="text">
      <style:text-properties style:font-name="DejaVu Sans" fo:font-weight="bold" style:font-weight-asian="bold" style:font-weight-complex="bold"/>
    </style:style>
    <style:style style:name="T26" style:family="text">
      <style:text-properties style:font-name="DejaVu Sans" style:text-underline-style="solid" style:text-underline-width="auto" style:text-underline-color="font-color" fo:font-weight="bold" style:font-weight-asian="bold" style:font-weight-complex="bold"/>
    </style:style>
    <style:style style:name="T27" style:family="text">
      <style:text-properties style:font-name="DejaVu Sans" fo:font-size="13pt" fo:language="en" fo:country="US" style:text-underline-style="solid" style:text-underline-width="auto" style:text-underline-color="font-color" fo:font-weight="bold" style:font-size-asian="13pt" style:language-asian="zxx" style:country-asian="none" style:font-weight-asian="bold" style:font-name-complex="DejaVu Serif" style:font-size-complex="13pt" style:language-complex="zxx" style:country-complex="none" style:font-weight-complex="bold"/>
    </style:style>
    <style:style style:name="T28" style:family="text">
      <style:text-properties style:font-name="DejaVu Sans" fo:language="en" fo:country="US" style:text-underline-style="solid" style:text-underline-width="auto" style:text-underline-color="font-color" fo:font-weight="bold" style:language-asian="zxx" style:country-asian="none" style:font-weight-asian="bold" style:font-name-complex="DejaVu Serif" style:language-complex="zxx" style:country-complex="none" style:font-weight-complex="bold"/>
    </style:style>
    <style:style style:name="T29" style:family="text">
      <style:text-properties fo:color="#4c4c4c"/>
    </style:style>
    <style:style style:name="T30" style:family="text">
      <style:text-properties fo:color="#4c4c4c" style:font-name="Consolas" fo:font-style="normal" style:font-style-asian="normal" style:font-style-complex="normal"/>
    </style:style>
    <style:style style:name="T31" style:family="text">
      <style:text-properties fo:color="#4c4c4c" fo:font-weight="bold" style:font-weight-asian="bold" style:font-weight-complex="bold"/>
    </style:style>
    <style:style style:name="T32" style:family="text">
      <style:text-properties fo:color="#4c4c4c" fo:language="zxx" fo:country="none"/>
    </style:style>
    <style:style style:name="T33" style:family="text">
      <style:text-properties fo:color="#4c4c4c" fo:language="zxx" fo:country="none" fo:font-weight="bold" style:font-weight-asian="bold" style:font-weight-complex="bold"/>
    </style:style>
    <style:style style:name="T34" style:family="text">
      <style:text-properties fo:language="en" fo:country="US" style:language-asian="zxx" style:country-asian="none" style:language-complex="zxx" style:country-complex="none"/>
    </style:style>
    <style:style style:name="T35"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6" style:family="text">
      <style:text-properties style:font-name="Consolas"/>
    </style:style>
    <style:style style:name="T37" style:family="text">
      <style:text-properties fo:color="#999999"/>
    </style:style>
    <style:style style:name="T38" style:family="text">
      <style:text-properties fo:color="#999999" fo:font-weight="bold" style:font-weight-asian="bold" style:font-weight-complex="bold"/>
    </style:style>
    <style:style style:name="T39" style:family="text">
      <style:text-properties fo:color="#999999" fo:language="zxx" fo:country="none" fo:font-style="normal" style:font-style-asian="normal" style:font-style-complex="normal"/>
    </style:style>
    <style:style style:name="T40" style:family="text">
      <style:text-properties fo:font-variant="normal" fo:text-transform="none" fo:color="#000000"/>
    </style:style>
    <style:style style:name="T41" style:family="text">
      <style:text-properties fo:font-variant="normal" fo:text-transform="none" fo:color="#000000" fo:language="en" fo:country="US"/>
    </style:style>
    <style:style style:name="T42" style:family="text">
      <style:text-properties fo:color="#000000"/>
    </style:style>
    <style:style style:name="T43" style:family="text">
      <style:text-properties fo:color="#000000" fo:language="en" fo:country="US"/>
    </style:style>
    <style:style style:name="T44" style:family="text">
      <style:text-properties fo:color="#000000" style:font-name="DejaVu Serif"/>
    </style:style>
    <style:style style:name="T45" style:family="text">
      <style:text-properties fo:color="#000000" style:font-name="DejaVu Serif" fo:font-size="11pt" style:font-size-asian="11pt" style:font-size-complex="11pt"/>
    </style:style>
    <style:style style:name="T46" style:family="text">
      <style:text-properties fo:color="#000000" fo:font-size="12pt"/>
    </style:style>
    <style:style style:name="T47" style:family="text">
      <style:text-properties fo:color="#000000" fo:font-size="12pt" fo:font-weight="bold"/>
    </style:style>
    <style:style style:name="T48" style:family="text">
      <style:text-properties fo:color="#000000" fo:font-size="12pt" fo:language="en" fo:country="US"/>
    </style:style>
    <style:style style:name="T49" style:family="text">
      <style:text-properties fo:color="#000000" fo:font-weight="bold"/>
    </style:style>
    <style:style style:name="T50" style:family="text">
      <style:text-properties fo:color="#000000" fo:font-size="11pt" style:font-size-asian="11pt" style:font-size-complex="11pt"/>
    </style:style>
    <style:style style:name="T51" style:family="text">
      <style:text-properties fo:color="#7f0055" fo:font-weight="bold"/>
    </style:style>
    <style:style style:name="T52" style:family="text">
      <style:text-properties fo:color="#7f0055" fo:font-weight="bold" style:font-weight-asian="bold" style:font-weight-complex="bold"/>
    </style:style>
    <style:style style:name="T53" style:family="text">
      <style:text-properties fo:color="#7f0055" fo:font-size="12pt" fo:font-weight="bold"/>
    </style:style>
    <style:style style:name="T54" style:family="text">
      <style:text-properties fo:color="#0000c0"/>
    </style:style>
    <style:style style:name="T55" style:family="text">
      <style:text-properties fo:color="#0000c0" fo:font-size="12pt"/>
    </style:style>
    <style:style style:name="T56" style:family="text">
      <style:text-properties fo:color="#0000c0" fo:font-size="12pt" fo:font-style="italic"/>
    </style:style>
    <style:style style:name="T57" style:family="text">
      <style:text-properties fo:color="#0000c0" fo:font-style="italic"/>
    </style:style>
    <style:style style:name="T58" style:family="text">
      <style:text-properties fo:color="#2a00ff"/>
    </style:style>
    <style:style style:name="T59" style:family="text">
      <style:text-properties fo:color="#2a00ff" style:font-name="DejaVu Serif"/>
    </style:style>
    <style:style style:name="T60" style:family="text">
      <style:text-properties fo:color="#2a00ff" style:font-name="DejaVu Serif" fo:font-size="11pt" style:font-size-asian="11pt" style:font-size-complex="11pt"/>
    </style:style>
    <style:style style:name="T61" style:family="text">
      <style:text-properties fo:color="#2a00ff" fo:font-size="12pt"/>
    </style:style>
    <style:style style:name="T62" style:family="text">
      <style:text-properties fo:color="#646464"/>
    </style:style>
    <style:style style:name="T63" style:family="text">
      <style:text-properties fo:color="#646464" fo:font-size="12pt"/>
    </style:style>
    <style:style style:name="T64" style:family="text">
      <style:text-properties fo:color="#646464" style:font-name="Consolas" fo:font-size="12pt"/>
    </style:style>
    <style:style style:name="T65" style:family="text">
      <style:text-properties fo:color="#c00000" style:font-name="DejaVu Serif1" fo:font-size="16pt" style:font-size-asian="20pt" style:font-size-complex="20pt"/>
    </style:style>
    <style:style style:name="T66" style:family="text">
      <style:text-properties style:font-name="DejaVu Serif"/>
    </style:style>
    <style:style style:name="T67" style:family="text">
      <style:text-properties style:font-name="DejaVu Serif" fo:font-size="11pt" style:font-size-asian="11pt" style:font-size-complex="11pt"/>
    </style:style>
    <style:style style:name="T68" style:family="text">
      <style:text-properties style:font-name="DejaVu Serif" fo:font-size="11pt" fo:font-style="italic" style:font-size-asian="11pt" style:font-style-asian="italic" style:font-size-complex="11pt" style:font-style-complex="italic"/>
    </style:style>
    <style:style style:name="T69" style:family="text">
      <style:text-properties style:font-name="DejaVu Serif" fo:font-size="10pt"/>
    </style:style>
    <style:style style:name="T70" style:family="text">
      <style:text-properties style:font-name="DejaVu Serif" fo:font-style="italic" style:font-style-asian="italic" style:font-style-complex="italic"/>
    </style:style>
    <style:style style:name="T71" style:family="text">
      <style:text-properties style:font-name="DejaVu Serif" style:text-underline-style="solid" style:text-underline-width="auto" style:text-underline-color="font-color"/>
    </style:style>
    <style:style style:name="T72" style:family="text">
      <style:text-properties fo:font-size="11pt" style:font-size-asian="11pt" style:font-size-complex="11pt"/>
    </style:style>
    <style:style style:name="T73" style:family="text">
      <style:text-properties fo:font-size="12pt"/>
    </style:style>
    <style:style style:name="T74" style:family="text">
      <style:text-properties style:font-size-asian="10pt" style:font-size-complex="10pt"/>
    </style:style>
    <style:style style:name="T75" style:family="text">
      <style:text-properties fo:color="#0000ff" style:font-name="DejaVu Serif" fo:font-size="11pt" style:font-size-asian="11pt" style:font-size-complex="11pt"/>
    </style:style>
    <style:style style:name="fr1" style:family="graphic" style:parent-style-name="Graphics">
      <style:graphic-properties style:vertical-pos="top"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style>
    <text:list-style style:name="L1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5">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Twister services</text:p>
            <text:p text:style-name="P4"><text:span text:style-name="T5">4</text:span> - How to compile the Java GUI</text:p>
            <text:p text:style-name="P4"><text:span text:style-name="T5">5</text:span> - Overview of the Java GUI</text:p>
            <text:p text:style-name="P4"><text:span text:style-name="T5">6</text:span> – How to define plugins for Java GUI</text:p>
            <text:p text:style-name="P4"><text:span text:style-name="T5">7</text:span> - How to define the suites and add tests</text:p>
            <text:p text:style-name="P4"><text:span text:style-name="T5">8</text:span> - How to run the test files</text:p>
            <text:p text:style-name="P4"><text:span text:style-name="T5">9</text:span> - How to configure the framework</text:p>
            <text:p text:style-name="P4"><text:span text:style-name="T5">10</text:span> – Performance and troubleshooting</text:p>
          </table:table-cell>
        </table:table-row>
      </table:table>
      <text:p text:style-name="P3"/>
      <text:p text:style-name="P3"/>
      <text:p text:style-name="P3"/>
      <text:p text:style-name="P3"/>
      <text:p text:style-name="P3"/>
      <text:p text:style-name="P30">Twister concept</text:p>
      <text:p text:style-name="P3"/>
      <text:p text:style-name="P3"/>
      <text:p text:style-name="P3"><draw:frame draw:style-name="fr1" draw:name="graphics25" text:anchor-type="as-char" svg:width="7.4701in" svg:height="5.0161in" draw:z-index="2"><draw:image xlink:href="Pictures/10000201000003FF000002AF531C8AC8.png" xlink:type="simple" xlink:show="embed" xlink:actuate="onLoad"/></draw:frame></text:p>
      <text:p text:style-name="P40">1 - How to install the framework</text:p>
      <text:p text:style-name="P3"/>
      <text:p text:style-name="P3"/>
      <text:p text:style-name="P3">In order to install the Twister Framework, a few requirements must be met:</text:p>
      <text:p text:style-name="P3"/>
      <text:list xml:id="list32473346" text:style-name="L1">
        <text:list-item>
          <text:p text:style-name="P60"><text:span text:style-name="T18">A Linux machine</text:span><text:span text:style-name="T21">. All the services must run on Linux. Only the Execution Process can also run on Windows;</text:span></text:p>
        </text:list-item>
        <text:list-item>
          <text:p text:style-name="P60"><text:span text:style-name="T18">Python 2.7</text:span>. Python is installed by default, on most Linux systems; the framework is written and tested in Python 2.7;</text:p>
        </text:list-item>
        <text:list-item>
          <text:p text:style-name="P60"><text:span text:style-name="T18">Python Tkinter</text:span>. This is included by default in Python, but sometimes it doesn't come with the library `<text:span text:style-name="T1">python-tk</text:span>`, so it has to be installed;</text:p>
        </text:list-item>
        <text:list-item>
          <text:p text:style-name="P60"><text:span text:style-name="T18">TCL Expect</text:span> libraries. They are required only if you need to run TCL tests with Expect. To test the functionality, open a python 2.7 interpreter, then type:</text:p>
        </text:list-item>
      </text:list>
      <text:p text:style-name="P3"/>
      <text:p text:style-name="P42">from Tkinter import Tcl</text:p>
      <text:p text:style-name="P42">t = Tcl()</text:p>
      <text:p text:style-name="P42">t.eval('package require Expect')</text:p>
      <text:p text:style-name="P44"># If this fails, you must install Expect from your package manager, or compile it from sources</text:p>
      <text:p text:style-name="P44">exit()</text:p>
      <text:p text:style-name="P6"/>
      <text:list xml:id="list32481100" text:style-name="L2">
        <text:list-item>
          <text:p text:style-name="P79"><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43">su --login</text:p>
      <text:p text:style-name="P43"># Type the root password</text:p>
      <text:p text:style-name="P43">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2475839" text:style-name="L3">
        <text:list-item>
          <text:p text:style-name="P61">Select what you wish to install (<text:span text:style-name="T1">client</text:span>, <text:span text:style-name="T1">server</text:span>, or <text:span text:style-name="T1">both</text:span>);</text:p>
        </text:list-item>
        <text:list-item>
          <text:p text:style-name="P61">Select the user you want to install for (<text:span text:style-name="T12">if there's only 1 user, this step is skipped</text:span>)</text:p>
        </text:list-item>
        <text:list-item>
          <text:p text:style-name="P61">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9"/>
      <text:p text:style-name="P36">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2484129" text:style-name="L4">
        <text:list-item>
          <text:p text:style-name="P62">XML and HTML documents parser;</text:p>
        </text:list-item>
        <text:list-item>
          <text:p text:style-name="P62">BeautifulSoup is included in `<text:span text:style-name="T1">trd_party</text:span>` folder and <text:span text:style-name="T1">should not</text:span><text:span text:style-name="T13"> </text:span>be installed;</text:p>
        </text:list-item>
      </text:list>
      <text:p text:style-name="P5"/>
      <text:p text:style-name="P5">- <text:span text:style-name="T18">MySQL-python</text:span> : (<text:span text:style-name="T4">mysql-python.sourceforge.net/</text:span>)</text:p>
      <text:list xml:id="list32456891" text:style-name="L5">
        <text:list-item>
          <text:p text:style-name="P63">Connects to MySQL databases. It is only used by the Central Engine;</text:p>
        </text:list-item>
        <text:list-item>
          <text:p text:style-name="P63">MySQL-python requires the python2.7-dev headers in order to compile;</text:p>
        </text:list-item>
      </text:list>
      <text:p text:style-name="P5"/>
      <text:p text:style-name="P5">- <text:span text:style-name="T18">CherryPy</text:span> : (<text:span text:style-name="T4">www.cherrypy.org/</text:span>)</text:p>
      <text:list xml:id="list32472801" text:style-name="L6">
        <text:list-item>
          <text:p text:style-name="P64">High performance, minimalist Python web framework;</text:p>
        </text:list-item>
        <text:list-item>
          <text:p text:style-name="P64">CherryPy is used to serve the reports and the Java Applet;</text:p>
        </text:list-item>
      </text:list>
      <text:p text:style-name="P5"/>
      <text:p text:style-name="P5">- <text:span text:style-name="T18">Mako</text:span> : (<text:span text:style-name="T4">www.makotemplates.org/</text:span>)</text:p>
      <text:list xml:id="list32464394" text:style-name="L7">
        <text:list-item>
          <text:p text:style-name="P65">Hyperfast and lightweight templating for the Python platform;</text:p>
        </text:list-item>
        <text:list-item>
          <text:p text:style-name="P65">Mako is used for templating the report pages;</text:p>
        </text:list-item>
      </text:list>
      <text:p text:style-name="P5"/>
      <text:p text:style-name="P5">- <text:span text:style-name="T18">Beaker</text:span> : (<text:span text:style-name="T4">beaker.readthedocs.org/</text:span>)</text:p>
      <text:list xml:id="list32469112" text:style-name="L8">
        <text:list-item>
          <text:p text:style-name="P66">Library for caching and sessions, in web applications and stand-alone Python scripts;</text:p>
        </text:list-item>
        <text:list-item>
          <text:p text:style-name="P66">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2469856" text:style-name="L9">
        <text:list-item>
          <text:p text:style-name="P67">Spawn child applications, control them, respond to expected patterns in their output;</text:p>
        </text:list-item>
        <text:list-item>
          <text:p text:style-name="P67">pExpect is <text:span text:style-name="T1">optional</text:span>; it is used by the Python test cases to connect to FTP/ Telnet;</text:p>
        </text:list-item>
      </text:list>
      <text:p text:style-name="P5"/>
      <text:p text:style-name="P40"/>
      <text:p text:style-name="P27">3 - Twister services</text:p>
      <text:p text:style-name="P5"/>
      <text:p text:style-name="P5">Twister framework has 4 services:</text:p>
      <text:p text:style-name="P5"/>
      <text:list xml:id="list32480833" text:style-name="L10">
        <text:list-item>
          <text:p text:style-name="P68">the <text:span text:style-name="T18">Central Engine</text:span> = central server for script and library files;</text:p>
        </text:list-item>
        <text:list-item>
          <text:p text:style-name="P68">the <text:span text:style-name="T18">HTTP Server</text:span> = server for reporting framework and java applet GUI;</text:p>
        </text:list-item>
        <text:list-item>
          <text:p text:style-name="P68">the <text:span text:style-name="T18">Resource Allocator</text:span> = server for managing devices (<text:span text:style-name="T12">allocate, release, add properties</text:span>);</text:p>
        </text:list-item>
        <text:list-item>
          <text:p text:style-name="P68">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Linux EP service <text:span text:style-name="T17">must</text:span> be configured before run. You have to edit the file `<text:span text:style-name="T1">config_ep.json</text:span>`, it contains the name of the EP, the IP and the port of the CE instance that it will run on.</text:p>
      <text:p text:style-name="P5"/>
      <text:p text:style-name="P5">To start the services, execute one of the following commands:</text:p>
      <text:p text:style-name="P5"/>
      <text:p text:style-name="P45"># For Central Engine</text:p>
      <text:p text:style-name="P45">./<text:span text:style-name="T5">start_ce</text:span></text:p>
      <text:p text:style-name="P45"># For HTTP Server</text:p>
      <text:p text:style-name="P45">./<text:span text:style-name="T5">start_http</text:span></text:p>
      <text:p text:style-name="P45"># For Resource Allocator</text:p>
      <text:p text:style-name="P45">./<text:span text:style-name="T5">start_ra</text:span></text:p>
      <text:p text:style-name="P46"/>
      <text:p text:style-name="P45"># For Linux Execution Process</text:p>
      <text:p text:style-name="P45">./<text:span text:style-name="T5">start_ep.py</text:span></text:p>
      <text:p text:style-name="P5"/>
      <text:p text:style-name="P5"/>
      <text:p text:style-name="P28">4 - How to compile the Java GUI</text:p>
      <text:p text:style-name="P5"/>
      <text:p text:style-name="P5">The Java graphical user interface is located at `<text:span text:style-name="T1">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 in <text:span text:style-name="T1">client</text:span> or <text:span text:style-name="T1">server</text:span>.</text:p>
      <text:p text:style-name="P5"/>
      <text:p text:style-name="P5">If you need to modify the sources, the binary files must be recompiled, this is done in 4 steps:</text:p>
      <text:p text:style-name="P5"/>
      <text:list xml:id="list32480326" text:style-name="L11">
        <text:list-item>
          <text:p text:style-name="P69">compile the source files and generate JAR file;</text:p>
        </text:list-item>
        <text:list-item>
          <text:p text:style-name="P69">generate a keystore, or import a certificate (<text:span text:style-name="T6">this is done only </text:span><text:span text:style-name="T10">the first time</text:span><text:span text:style-name="T6">!</text:span>);</text:p>
        </text:list-item>
        <text:list-item>
          <text:p text:style-name="P69">sign the JAR file with the generated keystore;</text:p>
        </text:list-item>
        <text:list-item>
          <text:p text:style-name="P69">export the keystore as X509 certificate.</text:p>
        </text:list-item>
      </text:list>
      <text:p text:style-name="P9"/>
      <text:p text:style-name="P16"><text:span text:style-name="T35">All the steps require JDK (</text:span><text:span text:style-name="T6">Java Development Kit</text:span>)<text:span text:style-name="T35">.</text:span></text:p>
      <text:p text:style-name="P14"/>
      <text:p text:style-name="P35">In Linux, these are the commands:</text:p>
      <text:p text:style-name="P33"/>
      <text:p text:style-name="P49"><text:span text:style-name="T37">#</text:span><text:span text:style-name="T37"> You can change the </text:span><text:span text:style-name="T38">path to JDK</text:span><text:span text:style-name="T37"> here</text:span></text:p>
      <text:p text:style-name="P48"><text:span text:style-name="T5">JDK_PATH</text:span>=/opt/java1.7/bin</text:p>
      <text:p text:style-name="P50"/>
      <text:p text:style-name="P48"><text:span text:style-name="T5">EXTLIBS</text:span>=extlibs/jsch-0.1.44.jar:\</text:p>
      <text:p text:style-name="P48">extlibs/ws-commons-util-1.0.2.jar:\</text:p>
      <text:p text:style-name="P48">extlibs/commons-vfs-1.0.jar:\</text:p>
      <text:p text:style-name="P48">extlibs/VFSJFileChooser-0.0.3.jar:\</text:p>
      <text:p text:style-name="P48">extlibs/jcommon-1.0.16.jar:\</text:p>
      <text:p text:style-name="P48">extlibs/jxl.jar:\</text:p>
      <text:p text:style-name="P48">extlibs/ws-commons-util-1.0.2.jar:\</text:p>
      <text:p text:style-name="P48">extlibs/xmlrpc-client-3.1.3.jar:\</text:p>
      <text:p text:style-name="P48">extlibs/xmlrpc-common-3.1.3.jar</text:p>
      <text:p text:style-name="P48"/>
      <text:p text:style-name="P52"># Compile sources</text:p>
      <text:p text:style-name="P48">$<text:span text:style-name="T5">JDK_PATH/javac</text:span> <text:s/>-deprecation -d classes -source 1.6 -target 1.6 <text:s/>-cp $<text:span text:style-name="T5">EXTLIBS</text:span> <text:s/>src/*.java</text:p>
      <text:p text:style-name="P48"/>
      <text:p text:style-name="P48"><text:span text:style-name="T5">cd</text:span> classes</text:p>
      <text:p text:style-name="P52"># Generate JAR file</text:p>
      <text:p text:style-name="P48">$<text:span text:style-name="T5">JDK_PATH/jar</text:span> <text:s/>cf ../target/applet.jar <text:s/>Icons *.class</text:p>
      <text:p text:style-name="P48"/>
      <text:p text:style-name="P52"># Generate a keystore using a step by step wizard</text:p>
      <text:p text:style-name="P48"><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8"/>
      <text:p text:style-name="P52"># OR, import a certificate, CER format</text:p>
      <text:p text:style-name="P57"><text:span text:style-name="T17">$</text:span><text:span text:style-name="T5">JDK_PATH/keytool</text:span> -import -alias <text:span text:style-name="T1">Twister</text:span> -file <text:span text:style-name="T1">certificate_file</text:span>.cer</text:p>
      <text:p text:style-name="P57"/>
      <text:p text:style-name="P57"><text:span text:style-name="T5">cd</text:span> ../target</text:p>
      <text:p text:style-name="P57"/>
      <text:p text:style-name="P58"># Sign the JAR file using the keystore</text:p>
      <text:p text:style-name="P48">$<text:span text:style-name="T5">JDK_PATH/jarsigner</text:span> <text:s/>applet.jar <text:span text:style-name="T1">Twister</text:span> -storepass <text:span text:style-name="T1">password</text:span></text:p>
      <text:p text:style-name="P52"># Export the keystore as X509</text:p>
      <text:p text:style-name="P48"><text:span text:style-name="T17">$</text:span><text:span text:style-name="T5">JDK_PATH/keytool</text:span> <text:s/>-export -alias <text:span text:style-name="T1">Twister</text:span> -rfc -file sig.x509 -storepass <text:span text:style-name="T1">password</text:span></text:p>
      <text:p text:style-name="P5"/>
      <text:p text:style-name="P5">In Windows, these are the commands:</text:p>
      <text:p text:style-name="P5"/>
      <text:p text:style-name="P48"><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53"/>
      <text:p text:style-name="P53"># Compile sources</text:p>
      <text:p text:style-name="P56"><text:span text:style-name="T31">javac.exe <text:s/></text:span><text:span text:style-name="T29">-deprecation -d classes -source 1.6 -target 1.6 <text:s/>-cp %</text:span><text:span text:style-name="T31">EXTLIBS</text:span><text:span text:style-name="T29">% <text:s/>src/*.java</text:span></text:p>
      <text:p text:style-name="P51"/>
      <text:p text:style-name="P51"><text:span text:style-name="T5">cd</text:span> classes</text:p>
      <text:p text:style-name="P55"><text:span text:style-name="T39"># Generate JAR file</text:span><text:span text:style-name="T32"><text:line-break/></text:span><text:span text:style-name="T33">jar.exe</text:span><text:span text:style-name="T32"> <text:s/>cf ../target/applet.jar <text:s/>Icons *.class</text:span></text:p>
      <text:p text:style-name="P51"/>
      <text:p text:style-name="P54"># Generate a keystore using a step by step wizard</text:p>
      <text:p text:style-name="P51"><text:span text:style-name="T5">keytool.exe</text:span><text:span text:style-name="T32"> -genkey -keyalg rsa -validity 360000 -alias </text:span><text:span text:style-name="T1">Twister</text:span><text:span text:style-name="T32"> -keypass </text:span><text:span text:style-name="T1">password</text:span><text:span text:style-name="T32"> -storepass </text:span><text:span text:style-name="T1">password</text:span></text:p>
      <text:p text:style-name="P51"/>
      <text:p text:style-name="P51"><text:span text:style-name="T5">cd</text:span> ../target</text:p>
      <text:p text:style-name="P51"/>
      <text:p text:style-name="P59"># Sign the JAR file using the keystore</text:p>
      <text:p text:style-name="P51"><text:span text:style-name="T5">jarsigner.exe</text:span> <text:s/>applet.jar <text:span text:style-name="T1">Twister</text:span> -storepass <text:span text:style-name="T1">password</text:span></text:p>
      <text:p text:style-name="P52"># Export the keystore as X509</text:p>
      <text:p text:style-name="P48"><text:span text:style-name="T5">keytool.exe</text:span><text:span text:style-name="T32"> <text:s/>-export -alias </text:span><text:span text:style-name="T1">Twister</text:span><text:span text:style-name="T32"> -rfc -file sig.x509 -storepass </text:span><text:span text:style-name="T1">password</text:span></text:p>
      <text:p text:style-name="P14"/>
      <text:p text:style-name="P14">All the files from `<text:span text:style-name="T1">target</text:span>` and `<text:span text:style-name="T1">extlibs</text:span>` should be copied in `<text:span text:style-name="T1">server/httpserver/gui</text:span>`. When starting the HTTP Server, the GUI will be visible in the browser, in `<text:span text:style-name="T1">http://server-ip:port/gui</text:span>`.</text:p>
      <text:p text:style-name="P15"/>
      <text:p text:style-name="P40">5 - Overview of the Java GUI</text:p>
      <text:p text:style-name="P3"/>
      <text:p text:style-name="P3"><text:span text:style-name="T24">The </text:span><text:span text:style-name="T25">first tab (Suites)</text:span> is split in four panes:</text:p>
      <text:list xml:id="list32479724" text:style-name="L12">
        <text:list-item>
          <text:p text:style-name="P70">top left, is where the test suites are defined. Any file from the right can be dragged in here. The files can be checked/ unchecked; the files that are not checked will not run;</text:p>
        </text:list-item>
        <text:list-item>
          <text:p text:style-name="P70">top right, is where the test files are located. These files can be used in the suites;</text:p>
        </text:list-item>
        <text:list-item>
          <text:p text:style-name="P70">bottom left, is where the suite information is added. This information is defined in the file `DB.xml`, section name `field_section` (<text:span text:style-name="T6">more about this in the configuration section</text:span>);</text:p>
        </text:list-item>
        <text:list-item>
          <text:p text:style-name="P70">bottom right, you can see information about the currently selected test file.</text:p>
        </text:list-item>
      </text:list>
      <text:p text:style-name="P18"/>
      <text:p text:style-name="P18">A configuration, with Python scripts :</text:p>
      <text:p text:style-name="P18"/>
      <text:p text:style-name="P18"><draw:frame draw:style-name="fr2" draw:name="graphics1" text:anchor-type="as-char" svg:width="7in" svg:height="3.9098in" draw:z-index="3"><draw:image xlink:href="Pictures/100000000000045200000287E5F5DE44.png" xlink:type="simple" xlink:show="embed" xlink:actuate="onLoad"/></draw:frame></text:p>
      <text:p text:style-name="P18"/>
      <text:p text:style-name="P18">A different configuration, with TCL scripts :</text:p>
      <text:p text:style-name="P18"/>
      <text:p text:style-name="P18"><draw:frame draw:style-name="fr2" draw:name="graphics18" text:anchor-type="as-char" svg:width="7in" svg:height="3.9098in" draw:z-index="4"><draw:image xlink:href="Pictures/10000000000004550000028AF082F3F1.png" xlink:type="simple" xlink:show="embed" xlink:actuate="onLoad"/></draw:frame></text:p>
      <text:p text:style-name="P35"><text:span text:style-name="T24">The </text:span><text:span text:style-name="T25">second tab (Monitoring)</text:span> is divided into:</text:p>
      <text:list xml:id="list32480976" text:style-name="L13">
        <text:list-item>
          <text:p text:style-name="P71">test lists with their statuses. By default, all tests are in pending, unless they recently ran, in which case the most recent status is displayed;</text:p>
        </text:list-item>
        <text:list-item>
          <text:p text:style-name="P71">logs of the tests. The logs can be cleaned, exported, or searched for keywords.</text:p>
        </text:list-item>
      </text:list>
      <text:p text:style-name="P5"/>
      <text:p text:style-name="P19">Here the Central engine is stopped ; in this case you can see the most recent statuses :</text:p>
      <text:p text:style-name="P2"/>
      <text:p text:style-name="P5"><draw:frame draw:style-name="fr2" draw:name="graphics2" text:anchor-type="as-char" svg:width="7in" svg:height="3.9in" draw:z-index="5"><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9">When the Central engine is running ; the first suite is complete, the second is still running :</text:p>
      <text:p text:style-name="P2"/>
      <text:p text:style-name="P5"><draw:frame draw:style-name="fr2" draw:name="graphics4" text:anchor-type="as-char" svg:width="7in" svg:height="3.9in" draw:z-index="6"><draw:image xlink:href="Pictures/10000000000004570000026AA7C33189.png" xlink:type="simple" xlink:show="embed" xlink:actuate="onLoad"/></draw:frame></text:p>
      <text:p text:style-name="P41">The <text:span text:style-name="T5">third tab (Reports)</text:span></text:p>
      <text:p text:style-name="P12"/>
      <text:p text:style-name="P12">When clicking on it, the reports page will open in a new tab.</text:p>
      <text:p text:style-name="P17"/>
      <text:p text:style-name="P17">Reporting home</text:p>
      <text:p text:style-name="P17"/>
      <text:p text:style-name="P17"><draw:frame draw:style-name="fr2" draw:name="graphics23" text:anchor-type="as-char" svg:width="7.4701in" svg:height="1.8138in" draw:z-index="7"><draw:image xlink:href="Pictures/100000000000050D0000013A8F08DDFF.png" xlink:type="simple" xlink:show="embed" xlink:actuate="onLoad"/></draw:frame></text:p>
      <text:p text:style-name="P17"/>
      <text:p text:style-name="P17">A report with user chosen fields</text:p>
      <text:p text:style-name="P17"/>
      <text:p text:style-name="P17"><draw:frame draw:style-name="fr3" draw:name="graphics24" text:anchor-type="as-char" svg:y="0in" svg:width="7.4701in" svg:height="2.1819in" draw:z-index="8"><draw:image xlink:href="Pictures/100000000000050E0000017A4518095D.png" xlink:type="simple" xlink:show="embed" xlink:actuate="onLoad"/></draw:frame></text:p>
      <text:p text:style-name="P17"/>
      <text:p text:style-name="P17">The same report, after the user chose the build</text:p>
      <text:p text:style-name="P17"/>
      <text:p text:style-name="P17"><draw:frame draw:style-name="fr2" draw:name="graphics22" text:anchor-type="as-char" svg:width="7.4701in" svg:height="4.2035in" draw:z-index="9"><draw:image xlink:href="Pictures/100000000000059A0000032793FE602C.png" xlink:type="simple" xlink:show="embed" xlink:actuate="onLoad"/></draw:frame></text:p>
      <text:p text:style-name="P41">The <text:span text:style-name="T5">configuration tab</text:span></text:p>
      <text:p text:style-name="P5"/>
      <text:p text:style-name="P5">Here, you can configure:</text:p>
      <text:p text:style-name="P5"/>
      <text:list xml:id="list32483297" text:style-name="L14">
        <text:list-item>
          <text:p text:style-name="P72">the port of Central Engine (<text:span text:style-name="T6">default 8000</text:span>), HTTP Server (<text:span text:style-name="T6">default 8080</text:span>) and Resource Allocator (<text:span text:style-name="T6">default 8001</text:span>);</text:p>
        </text:list-item>
        <text:list-item>
          <text:p text:style-name="P72">the path of the test files, logs files, user files;</text:p>
        </text:list-item>
        <text:list-item>
          <text:p text:style-name="P72">the path of the test suites xml, database xml, hardware config xml, EPs;</text:p>
        </text:list-item>
        <text:list-item>
          <text:p text:style-name="P72">the names of the log files;</text:p>
        </text:list-item>
        <text:list-item>
          <text:p text:style-name="P72">e-mail configuration;</text:p>
        </text:list-item>
        <text:list-item>
          <text:p text:style-name="P72">database configuration;</text:p>
        </text:list-item>
        <text:list-item>
          <text:p text:style-name="P72">devices configuration for resource allocator.</text:p>
        </text:list-item>
      </text:list>
      <text:p text:style-name="P19"/>
      <text:p text:style-name="P19">Print screen with the Paths configuration</text:p>
      <text:p text:style-name="P19"/>
      <text:p text:style-name="P20"><draw:frame draw:style-name="fr2" draw:name="graphics3" text:anchor-type="as-char" svg:width="7in" svg:height="3.9in" draw:z-index="10"><draw:image xlink:href="Pictures/1000000000000456000002671AAB8355.png" xlink:type="simple" xlink:show="embed" xlink:actuate="onLoad"/></draw:frame></text:p>
      <text:p text:style-name="P20"/>
      <text:p text:style-name="P20"/>
      <text:p text:style-name="P37">Print screen with the E-mail configuration</text:p>
      <text:p text:style-name="P20"/>
      <text:p text:style-name="P20"><draw:frame draw:style-name="fr2" draw:name="graphics5" text:anchor-type="as-char" svg:width="7in" svg:height="3.9in" draw:z-index="11"><draw:image xlink:href="Pictures/100000000000045500000267C8F5A836.png" xlink:type="simple" xlink:show="embed" xlink:actuate="onLoad"/></draw:frame></text:p>
      <text:p text:style-name="P21"/>
      <text:p text:style-name="P21">Print screen with the Database configuration</text:p>
      <text:p text:style-name="P21"/>
      <text:p text:style-name="P20"><draw:frame draw:style-name="fr2" draw:name="graphics6" text:anchor-type="as-char" svg:width="7in" svg:height="3.9in" draw:z-index="12"><draw:image xlink:href="Pictures/1000000000000456000002657AB21619.png" xlink:type="simple" xlink:show="embed" xlink:actuate="onLoad"/></draw:frame></text:p>
      <text:p text:style-name="P21"/>
      <text:p text:style-name="P38">Print screen with the Devices configuration</text:p>
      <text:p text:style-name="P21"/>
      <text:p text:style-name="P13"><draw:frame draw:style-name="fr2" draw:name="graphics7" text:anchor-type="as-char" svg:width="7in" svg:height="3.9in" draw:z-index="16"><draw:image xlink:href="Pictures/10000000000004590000026A5373DAF7.png" xlink:type="simple" xlink:show="embed" xlink:actuate="onLoad"/></draw:frame></text:p>
      <text:p text:style-name="P29"/>
      <text:p text:style-name="P29"/>
      <text:p text:style-name="P29"/>
      <text:p text:style-name="P7"><text:span text:style-name="T26">6 – How to define plugins for Java GUI</text:span><text:span text:style-name="T65"><text:line-break/></text:span></text:p>
      <text:p text:style-name="P100">Twister framework is designed to load user created plugins and display them in the main interface. In order for the framework to communicate with the plugin, the plugin must implement the TwisterPluginInterface interface found under <text:span text:style-name="T1">com.twister.plugin.twisterinterface</text:span> in the Twister.jar library.</text:p>
      <text:p text:style-name="P100">When a new plugin is downloaded from the server it is automatically initialized by JVM, so, the initialization can’t be controlled by the framework, this is the reason why the plugin should have an empty constructor. Instead, the initialization should be made in the init method.</text:p>
      <text:list xml:id="list32461302" text:style-name="L15">
        <text:list-item>
          <text:list>
            <text:list-header>
              <text:p text:style-name="P97"><text:span text:style-name="T40"><text:s text:c="5"/><text:tab/> <text:s text:c="2"/>- </text:span><text:span text:style-name="T42">init(ArrayList&lt;Item&gt; suite, ArrayList&lt;Item&gt; suitetest, Hashtable&lt;String, String&gt; variables)</text:span></text:p>
              <text:p text:style-name="P96"/>
            </text:list-header>
          </text:list>
        </text:list-item>
      </text:list>
      <text:p text:style-name="P90">Init method accepts 3 parameters, references to variables found in Twister framework.</text:p>
      <text:p text:style-name="P112"><text:span text:style-name="T43"><text:tab/>-</text:span><text:span text:style-name="T41"> </text:span><text:span text:style-name="T42">ArrayList&lt;Item&gt; suite : reference to an ArrayList of Items defined by the user, also found under <text:s text:c="17"/>the Suites tab</text:span></text:p>
      <text:p text:style-name="P112"><text:span text:style-name="T43"><text:tab/>-</text:span><text:span text:style-name="T41"> </text:span><text:span text:style-name="T42">ArrayList&lt;Item&gt; suitetest : reference to an ArrayList of Items generated by the user, also found under the Monitoring tab</text:span></text:p>
      <text:list xml:id="list32480917" text:style-name="L16">
        <text:list-item>
          <text:list>
            <text:list-item>
              <text:list>
                <text:list-header>
                  <text:p text:style-name="P113"><text:span text:style-name="T41">- </text:span><text:span text:style-name="T42">Hashtable&lt;String, String&gt; variables: a Hashtable of String that points to diferent paths defined by the user.</text:span></text:p>
                  <text:p text:style-name="P105"><text:span text:style-name="T42"/></text:p>
                </text:list-header>
              </text:list>
            </text:list-item>
          </text:list>
        </text:list-item>
      </text:list>
      <text:p text:style-name="P94"><text:span text:style-name="T43">The keys of the Hashtable are:</text:span></text:p>
      <text:list xml:id="list32517450" text:style-name="L26">
        <text:list-item>
          <text:p text:style-name="P95"><text:span text:style-name="T43">user: framework user</text:span></text:p>
        </text:list-item>
        <text:list-item>
          <text:p text:style-name="P95"><text:span text:style-name="T43">password: user password</text:span></text:p>
        </text:list-item>
        <text:list-item>
          <text:p text:style-name="P95"><text:span text:style-name="T43">temp: temporary folder created by the framework</text:span></text:p>
        </text:list-item>
        <text:list-item>
          <text:p text:style-name="P95"><text:span text:style-name="T43">Inifile: configuration file</text:span></text:p>
        </text:list-item>
        <text:list-item>
          <text:p text:style-name="P95"><text:span text:style-name="T43">remoteuserhome: user home folder found on server</text:span></text:p>
        </text:list-item>
        <text:list-item>
          <text:p text:style-name="P95"><text:soft-page-break/><text:span text:style-name="T43">remotconfigdir: config directory found on server</text:span></text:p>
        </text:list-item>
        <text:list-item>
          <text:p text:style-name="P95"><text:span text:style-name="T43">localplugindir: local directory to store plugins</text:span></text:p>
        </text:list-item>
        <text:list-item>
          <text:p text:style-name="P95"><text:span text:style-name="T43">httpserverport: server port used by EP to connect to a centralengine</text:span></text:p>
        </text:list-item>
        <text:list-item>
          <text:p text:style-name="P95"><text:span text:style-name="T43">centralengineport: centralengine port</text:span></text:p>
        </text:list-item>
        <text:list-item>
          <text:p text:style-name="P95"><text:span text:style-name="T43">resourceallocatorport: resource allocator port</text:span></text:p>
        </text:list-item>
        <text:list-item>
          <text:p text:style-name="P95"><text:span text:style-name="T43">remotedatabaseparth: directory that contains database config file</text:span></text:p>
        </text:list-item>
        <text:list-item>
          <text:p text:style-name="P95"><text:span text:style-name="T43">remotedatabasefile: database config file</text:span></text:p>
        </text:list-item>
        <text:list-item>
          <text:p text:style-name="P95"><text:span text:style-name="T43">remoteemailpath: path to email configuration directory</text:span></text:p>
        </text:list-item>
        <text:list-item>
          <text:p text:style-name="P95"><text:span text:style-name="T43">remoteemailfile: email configuration file</text:span></text:p>
        </text:list-item>
        <text:list-item>
          <text:p text:style-name="P95"><text:span text:style-name="T43">configdir: local config directory</text:span></text:p>
        </text:list-item>
        <text:list-item>
          <text:p text:style-name="P95"><text:span text:style-name="T43">usersdir: local directory to store suites configuration</text:span></text:p>
        </text:list-item>
        <text:list-item>
          <text:p text:style-name="P95"><text:span text:style-name="T43">masterxmldir: local directory to store generated suite</text:span></text:p>
        </text:list-item>
        <text:list-item>
          <text:p text:style-name="P95"><text:span text:style-name="T43">testsuitepath: remote directory that contains tc’s for suite definition</text:span></text:p>
        </text:list-item>
        <text:list-item>
          <text:p text:style-name="P95"><text:span text:style-name="T43">logspath: directory to store logs</text:span></text:p>
        </text:list-item>
        <text:list-item>
          <text:p text:style-name="P95"><text:span text:style-name="T43">masterxmlremotedir: remote directory to store generated suite</text:span></text:p>
        </text:list-item>
        <text:list-item>
          <text:p text:style-name="P95"><text:span text:style-name="T43">remotehwconfdir: remote directory to store hardware config file</text:span></text:p>
        </text:list-item>
        <text:list-item>
          <text:p text:style-name="P95"><text:span text:style-name="T43">remoteepdir: remote directory to store EP file</text:span></text:p>
        </text:list-item>
        <text:list-item>
          <text:p text:style-name="P95"><text:span text:style-name="T43">remoteusersdir: remote directory to store suites configuration</text:span></text:p>
        </text:list-item>
      </text:list>
      <text:p text:style-name="P94"><text:span text:style-name="T43"/></text:p>
      <text:p text:style-name="P104"><text:span text:style-name="T43">The framework calls terminate() method when the user wants to discard the plugin. The plugin should override the method terminate() to handle the </text:span>release of all the resources. If some resources are not managed corectly, ex. threads will continue to execute after the call terminate(), these resources will continue to run in background.</text:p>
      <text:p text:style-name="P106"><text:span text:style-name="T67">The plugin should offer the framework a Component with the content that will be displayed on getContent() method. The framework will take that Component and put it under a new tab with the name provided by the plugin on the method getName(). The plugin should initialize the Component in the init method and should hold a reference to it so that it will serve the framework the same component every time getComponent() method is called.<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67">META-INF/services named com.twister.plugin.twisterinterface.TwisterPluginInterface.<text:line-break/></text:span></text:span><text:span text:style-name="T67">This file contains a single line listing the concrete class name of the implementation, the plugin class name.</text:span></text:p>
      <text:p text:style-name="P109"><text:span text:style-name="T66">(More on </text:span><text:a xlink:type="simple" xlink:href="http://java.sun.com/developer/technicalArticles/javase/extensible/index.html"><text:span text:style-name="T71">http://java.sun.com/developer/technicalArticles/javase/extensible/index.html</text:span></text:a><text:span text:style-name="T66">)</text:span></text:p>
      <text:p text:style-name="P109"><text:span text:style-name="T66"/></text:p>
      <text:list xml:id="list32458775" text:style-name="L17">
        <text:list-item>
          <text:list>
            <text:list-header>
              <text:p text:style-name="P110"><text:span text:style-name="T28"/></text:p>
              <text:p text:style-name="P111"><text:span text:style-name="T28">6.1– Plugin tutorial</text:span></text:p>
            </text:list-header>
          </text:list>
        </text:list-item>
      </text:list>
      <text:p text:style-name="P104"/>
      <text:p text:style-name="P104"><text:tab/>For better understanding a brief tutorial for creating a small plugin will be presented.<text:line-break/>We will create a plugin to display the username found in the Hashmap and put it in a Jlabel.<text:line-break/>First include the Twister.jar library to your favourite ide. In this library we will find, besides the interface to implement, a base plugin class that eases the initialization process.</text:p>
      <text:p text:style-name="P104"/>
      <text:p text:style-name="P104">Create the class UserName that looks like this:</text:p>
      <text:p text:style-name="P107"/>
      <text:p text:style-name="P121"><text:span text:style-name="T51">import</text:span><text:span text:style-name="T42"> </text:span><text:span text:style-name="T42">com.twister.Item;</text:span></text:p>
      <text:p text:style-name="P121"><text:span text:style-name="T51">import</text:span><text:span text:style-name="T42"> </text:span><text:span text:style-name="T42">com.twister.plugin.baseplugin.BasePlugin;</text:span></text:p>
      <text:p text:style-name="P121"><text:span text:style-name="T51">import</text:span><text:span text:style-name="T42"> </text:span><text:span text:style-name="T42">com.twister.plugin.twisterinterface.TwisterPluginInterface;</text:span></text:p>
      <text:p text:style-name="P121"/>
      <text:p text:style-name="P108"><text:span text:style-name="T51">public</text:span><text:span text:style-name="T42"> </text:span><text:span text:style-name="T51">class</text:span><text:span text:style-name="T42"> </text:span><text:span text:style-name="T42">UserName </text:span><text:span text:style-name="T51">extends</text:span><text:span text:style-name="T42"> </text:span><text:span text:style-name="T42">BasePlugin </text:span><text:span text:style-name="T51">implements</text:span><text:span text:style-name="T42"> </text:span><text:span text:style-name="T42">TwisterPluginInterface {</text:span></text:p>
      <text:p text:style-name="P102"><text:span text:style-name="T74">}</text:span></text:p>
      <text:p text:style-name="P102"><text:span text:style-name="T74"/></text:p>
      <text:p text:style-name="P98"><text:tab/><text:span text:style-name="T72">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101"/>
      <text:p text:style-name="P121"><text:span text:style-name="T51">import</text:span><text:span text:style-name="T42"> </text:span><text:span text:style-name="T42">com.twister.Item;</text:span></text:p>
      <text:p text:style-name="P121"><text:span text:style-name="T51">import</text:span><text:span text:style-name="T42"> </text:span><text:span text:style-name="T42">com.twister.plugin.baseplugin.BasePlugin;</text:span></text:p>
      <text:p text:style-name="P121"><text:span text:style-name="T51">import</text:span><text:span text:style-name="T42"> </text:span><text:span text:style-name="T42">com.twister.plugin.twisterinterface.TwisterPluginInterface;</text:span></text:p>
      <text:p text:style-name="P121"/>
      <text:p text:style-name="P93"><text:span text:style-name="T51">public</text:span><text:span text:style-name="T42"> </text:span><text:span text:style-name="T51">class</text:span><text:span text:style-name="T42"> </text:span><text:span text:style-name="T42">UserName </text:span><text:span text:style-name="T51">extends</text:span><text:span text:style-name="T42"> </text:span><text:span text:style-name="T42">BasePlugin </text:span><text:span text:style-name="T51">implements</text:span><text:span text:style-name="T42"> </text:span><text:span text:style-name="T42">TwisterPluginInterface {<text:line-break/></text:span><text:span text:style-name="T51">private</text:span><text:span text:style-name="T42"> </text:span><text:span text:style-name="T42">JPanel </text:span><text:span text:style-name="T54">p</text:span><text:span text:style-name="T42">;<text:line-break/></text:span><text:span text:style-name="T51">private</text:span><text:span text:style-name="T42"> </text:span><text:span text:style-name="T42">JLabel </text:span><text:span text:style-name="T54">label</text:span><text:span text:style-name="T42">;</text:span></text:p>
      <text:p text:style-name="P121"><text:span text:style-name="T51"><text:tab/>public</text:span><text:span text:style-name="T42"> </text:span><text:span text:style-name="T51">void</text:span><text:span text:style-name="T42"> init(ArrayList&lt;Item&gt; suite, ArrayList&lt;Item&gt; suitetest,</text:span></text:p>
      <text:p text:style-name="P121"><text:span text:style-name="T42"><text:tab/>Hashtable&lt;String, String&gt; variables) {</text:span></text:p>
      <text:p text:style-name="P121"><text:span text:style-name="T42"><text:tab/><text:tab/></text:span><text:span text:style-name="T51">super</text:span><text:span text:style-name="T42">.init(suite, suitetest, variables);</text:span></text:p>
      <text:p text:style-name="P121"><text:span text:style-name="T42"><text:tab/><text:tab/></text:span><text:span text:style-name="T54">p</text:span><text:span text:style-name="T42"> </text:span><text:span text:style-name="T42">= </text:span><text:span text:style-name="T51">new</text:span><text:span text:style-name="T42"> </text:span><text:span text:style-name="T42">Jpanel();<text:tab/></text:span></text:p>
      <text:p text:style-name="P121"><text:span text:style-name="T42"><text:tab/><text:tab/></text:span><text:span text:style-name="T54">label</text:span><text:span text:style-name="T42"> </text:span><text:span text:style-name="T42">= </text:span><text:span text:style-name="T51">new</text:span><text:span text:style-name="T42"> </text:span><text:span text:style-name="T42">JLabel(variables.get(</text:span><text:span text:style-name="T58">"user"</text:span><text:span text:style-name="T42">));</text:span></text:p>
      <text:p text:style-name="P122"><text:span text:style-name="T42">}<text:line-break/></text:span><text:span text:style-name="T43">}</text:span></text:p>
      <text:p text:style-name="P108"><text:span text:style-name="T43"/></text:p>
      <text:p text:style-name="P99"><text:tab/><text:span text:style-name="T72">Observe how we are holding a reference to the Jpanel p because this is the component that we will serve to the framework.</text:span></text:p>
      <text:p text:style-name="P103"/>
      <text:p text:style-name="P121"><text:span text:style-name="T51">import</text:span><text:span text:style-name="T42"> </text:span><text:span text:style-name="T42">java.awt.Component;</text:span></text:p>
      <text:p text:style-name="P121"><text:span text:style-name="T51">import</text:span><text:span text:style-name="T42"> </text:span><text:span text:style-name="T42">java.util.ArrayList;</text:span></text:p>
      <text:p text:style-name="P121"><text:span text:style-name="T51">import</text:span><text:span text:style-name="T42"> </text:span><text:span text:style-name="T42">java.util.Hashtable;</text:span></text:p>
      <text:p text:style-name="P121"><text:span text:style-name="T51">import</text:span><text:span text:style-name="T42"> </text:span><text:span text:style-name="T42">javax.swing.JLabel;</text:span></text:p>
      <text:p text:style-name="P121"><text:span text:style-name="T51">import</text:span><text:span text:style-name="T42"> </text:span><text:span text:style-name="T42">javax.swing.JPanel;</text:span></text:p>
      <text:p text:style-name="P121"><text:span text:style-name="T51">import</text:span><text:span text:style-name="T42"> </text:span><text:span text:style-name="T42">com.twister.Item;</text:span></text:p>
      <text:p text:style-name="P121"><text:span text:style-name="T51">import</text:span><text:span text:style-name="T42"> </text:span><text:span text:style-name="T42">com.twister.plugin.baseplugin.BasePlugin;</text:span></text:p>
      <text:p text:style-name="P121"><text:span text:style-name="T51">import</text:span><text:span text:style-name="T42"> </text:span><text:span text:style-name="T42">com.twister.plugin.twisterinterface.TwisterPluginInterface;</text:span></text:p>
      <text:p text:style-name="P121"/>
      <text:p text:style-name="P121"/>
      <text:p text:style-name="P121"><text:span text:style-name="T51">public</text:span><text:span text:style-name="T42"> </text:span><text:span text:style-name="T51">class</text:span><text:span text:style-name="T42"> </text:span><text:span text:style-name="T42">UserName </text:span><text:span text:style-name="T51">extends</text:span><text:span text:style-name="T42"> </text:span><text:span text:style-name="T42">BasePlugin </text:span><text:span text:style-name="T51">implements</text:span><text:span text:style-name="T42"> </text:span><text:span text:style-name="T42">TwisterPluginInterface {</text:span></text:p>
      <text:p text:style-name="P121"><text:span text:style-name="T49"><text:tab/></text:span><text:span text:style-name="T51">private</text:span><text:span text:style-name="T42"> </text:span><text:span text:style-name="T42">JPanel </text:span><text:span text:style-name="T54">p</text:span><text:span text:style-name="T42">;</text:span></text:p>
      <text:p text:style-name="P121"><text:span text:style-name="T51"><text:tab/>private</text:span><text:span text:style-name="T42"> </text:span><text:span text:style-name="T42">JLabel </text:span><text:span text:style-name="T54">label</text:span><text:span text:style-name="T42">;</text:span><text:span text:style-name="T42"> </text:span></text:p>
      <text:p text:style-name="P121"/>
      <text:p text:style-name="P121"><text:soft-page-break/><text:span text:style-name="T42"><text:tab/></text:span><text:span text:style-name="T62">@Override</text:span></text:p>
      <text:p text:style-name="P121"><text:span text:style-name="T49"><text:tab/></text:span><text:span text:style-name="T51">public</text:span><text:span text:style-name="T42"> </text:span><text:span text:style-name="T51">void</text:span><text:span text:style-name="T42"> </text:span><text:span text:style-name="T42">init(ArrayList&lt;Item&gt; suite, ArrayList&lt;Item&gt; suitetest,</text:span></text:p>
      <text:p text:style-name="P118"><text:tab/><text:tab/><text:tab/><text:tab/> Hashtable&lt;String, String&gt; variables) {</text:p>
      <text:p text:style-name="P121"><text:span text:style-name="T42"><text:tab/><text:tab/></text:span><text:span text:style-name="T51">super</text:span><text:span text:style-name="T42">.init(suite, suitetest, variables);</text:span></text:p>
      <text:p text:style-name="P121"><text:span text:style-name="T42"><text:tab/><text:tab/> </text:span><text:span text:style-name="T54">p</text:span><text:span text:style-name="T42"> </text:span><text:span text:style-name="T42">= </text:span><text:span text:style-name="T51">new</text:span><text:span text:style-name="T42"> </text:span><text:span text:style-name="T42">JPanel();</text:span></text:p>
      <text:p text:style-name="P121"><text:span text:style-name="T42"><text:tab/><text:tab/></text:span><text:span text:style-name="T54">label</text:span><text:span text:style-name="T42"> </text:span><text:span text:style-name="T42">= </text:span><text:span text:style-name="T51">new</text:span><text:span text:style-name="T42"> </text:span><text:span text:style-name="T42">JLabel(variables.get(</text:span><text:span text:style-name="T58">"user"</text:span><text:span text:style-name="T42">));</text:span></text:p>
      <text:p text:style-name="P118"><text:tab/>}</text:p>
      <text:p text:style-name="P121"/>
      <text:p text:style-name="P121"><text:span text:style-name="T42"><text:tab/></text:span><text:span text:style-name="T62">@Override</text:span></text:p>
      <text:p text:style-name="P121"><text:span text:style-name="T49"><text:tab/></text:span><text:span text:style-name="T51">public</text:span><text:span text:style-name="T42"> </text:span><text:span text:style-name="T42">Component getContent() {</text:span></text:p>
      <text:p text:style-name="P121"><text:span text:style-name="T49"><text:tab/><text:tab/></text:span><text:span text:style-name="T51">return</text:span><text:span text:style-name="T42"> </text:span><text:span text:style-name="T54">p</text:span><text:span text:style-name="T42">;</text:span></text:p>
      <text:p text:style-name="P118"><text:tab/>}</text:p>
      <text:p text:style-name="P91">}</text:p>
      <text:p text:style-name="P91"/>
      <text:p text:style-name="Text_20_body"><text:span text:style-name="T44"><text:tab/></text:span><text:span text:style-name="T45">Let us provide a description, filename that contains this plugin, and the title of the plugin tab.</text:span></text:p>
      <text:p text:style-name="P92"><text:span text:style-name="T42"/></text:p>
      <text:p text:style-name="P121"><text:span text:style-name="T62">@Override</text:span></text:p>
      <text:p text:style-name="P121"><text:span text:style-name="T51">public</text:span><text:span text:style-name="T42"> </text:span><text:span text:style-name="T42">String getDescription() {</text:span></text:p>
      <text:p text:style-name="P121"><text:span text:style-name="T42"><text:tab/>String description = </text:span><text:span text:style-name="T58">"Plugin to display user name"</text:span><text:span text:style-name="T42">;</text:span></text:p>
      <text:p text:style-name="P121"><text:span text:style-name="T49"><text:tab/></text:span><text:span text:style-name="T51">return</text:span><text:span text:style-name="T42"> </text:span><text:span text:style-name="T42">description;</text:span></text:p>
      <text:p text:style-name="P118">}</text:p>
      <text:p text:style-name="P118"/>
      <text:p text:style-name="P120">@Override</text:p>
      <text:p text:style-name="P121"><text:span text:style-name="T51">public</text:span><text:span text:style-name="T42"> </text:span><text:span text:style-name="T42">String getFileName() {</text:span></text:p>
      <text:p text:style-name="P121"><text:span text:style-name="T42"><text:tab/>String filename = </text:span><text:span text:style-name="T58">"UserName.jar"</text:span><text:span text:style-name="T42">;</text:span></text:p>
      <text:p text:style-name="P121"><text:span text:style-name="T49"><text:tab/></text:span><text:span text:style-name="T51">return</text:span><text:span text:style-name="T42"> </text:span><text:span text:style-name="T42">filename;</text:span></text:p>
      <text:p text:style-name="P118">}</text:p>
      <text:p text:style-name="P118"/>
      <text:p text:style-name="P87">@Override</text:p>
      <text:p text:style-name="P88"><text:span text:style-name="T52">public</text:span><text:span text:style-name="T42"> String getName() {</text:span></text:p>
      <text:p text:style-name="P88"><text:span text:style-name="T42"><text:tab/>String name = </text:span><text:span text:style-name="T58">"UserName"</text:span><text:span text:style-name="T42">;</text:span></text:p>
      <text:p text:style-name="P88"><text:span text:style-name="T42"><text:tab/></text:span><text:span text:style-name="T52">return</text:span><text:span text:style-name="T42"> name;</text:span></text:p>
      <text:p text:style-name="P89">}</text:p>
      <text:p text:style-name="P118"/>
      <text:p text:style-name="P118"/>
      <text:p text:style-name="P115"><text:tab/><text:span text:style-name="T72">Also for consistency we should release the references on the terminate() method. In case we would have Threads running, we should terminate them here.</text:span></text:p>
      <text:p text:style-name="P115"><text:span text:style-name="T72"/></text:p>
      <text:p text:style-name="P118"/>
      <text:p text:style-name="P120">@Override</text:p>
      <text:p text:style-name="P121"><text:span text:style-name="T51">public</text:span><text:span text:style-name="T42"> </text:span><text:span text:style-name="T51">void</text:span><text:span text:style-name="T42"> </text:span><text:span text:style-name="T42">terminate() {</text:span></text:p>
      <text:p text:style-name="P121"><text:span text:style-name="T49"><text:tab/></text:span><text:span text:style-name="T51">super</text:span><text:span text:style-name="T42">.terminate();</text:span></text:p>
      <text:p text:style-name="P121"><text:span text:style-name="T42"><text:tab/></text:span><text:span text:style-name="T54">p</text:span><text:span text:style-name="T42"> </text:span><text:span text:style-name="T42">= </text:span><text:span text:style-name="T51">null</text:span><text:span text:style-name="T42">;</text:span></text:p>
      <text:p text:style-name="P121"><text:span text:style-name="T42"><text:tab/></text:span><text:span text:style-name="T54">label</text:span><text:span text:style-name="T42"> </text:span><text:span text:style-name="T42">= </text:span><text:span text:style-name="T51">null</text:span><text:span text:style-name="T42">;</text:span></text:p>
      <text:p text:style-name="P118">}</text:p>
      <text:p text:style-name="P118"/>
      <text:p text:style-name="P117"/>
      <text:p text:style-name="P116"><text:tab/>The final class should look like this:</text:p>
      <text:p text:style-name="P117"/>
      <text:p text:style-name="P118"/>
      <text:p text:style-name="P121"><text:span text:style-name="T51">import</text:span><text:span text:style-name="T42"> </text:span><text:span text:style-name="T42">java.awt.Component;</text:span></text:p>
      <text:p text:style-name="P121"><text:span text:style-name="T51">import</text:span><text:span text:style-name="T42"> </text:span><text:span text:style-name="T42">java.util.ArrayList;</text:span></text:p>
      <text:p text:style-name="P121"><text:span text:style-name="T51">import</text:span><text:span text:style-name="T42"> </text:span><text:span text:style-name="T42">java.util.Hashtable;</text:span></text:p>
      <text:p text:style-name="P121"><text:span text:style-name="T51">import</text:span><text:span text:style-name="T42"> </text:span><text:span text:style-name="T42">javax.swing.JLabel;</text:span></text:p>
      <text:p text:style-name="P121"><text:span text:style-name="T51">import</text:span><text:span text:style-name="T42"> </text:span><text:span text:style-name="T42">javax.swing.JPanel;</text:span></text:p>
      <text:p text:style-name="P121"><text:span text:style-name="T51">import</text:span><text:span text:style-name="T42"> </text:span><text:span text:style-name="T42">com.twister.Item;</text:span></text:p>
      <text:p text:style-name="P121"><text:span text:style-name="T51">import</text:span><text:span text:style-name="T42"> </text:span><text:span text:style-name="T42">com.twister.plugin.baseplugin.BasePlugin;</text:span></text:p>
      <text:p text:style-name="P121"><text:span text:style-name="T51">import</text:span><text:span text:style-name="T42"> </text:span><text:span text:style-name="T42">com.twister.plugin.twisterinterface.TwisterPluginInterface;</text:span></text:p>
      <text:p text:style-name="P121"/>
      <text:p text:style-name="P121"><text:span text:style-name="T51">public</text:span><text:span text:style-name="T42"> </text:span><text:span text:style-name="T51">class</text:span><text:span text:style-name="T42"> </text:span><text:span text:style-name="T42">UserName </text:span><text:span text:style-name="T51">extends</text:span><text:span text:style-name="T42"> </text:span><text:span text:style-name="T42">BasePlugin </text:span><text:span text:style-name="T51">implements</text:span><text:span text:style-name="T42"> </text:span><text:span text:style-name="T42">TwisterPluginInterface {</text:span></text:p>
      <text:p text:style-name="P121"><text:soft-page-break/><text:span text:style-name="T49"><text:tab/></text:span><text:span text:style-name="T51">private</text:span><text:span text:style-name="T42"> </text:span><text:span text:style-name="T51">static</text:span><text:span text:style-name="T42"> </text:span><text:span text:style-name="T51">final</text:span><text:span text:style-name="T42"> </text:span><text:span text:style-name="T51">long</text:span><text:span text:style-name="T42"> </text:span><text:span text:style-name="T57">serialVersionUID</text:span><text:span text:style-name="T42"> </text:span><text:span text:style-name="T42">= 1L;</text:span></text:p>
      <text:p text:style-name="P121"><text:span text:style-name="T49"><text:tab/></text:span><text:span text:style-name="T51">private</text:span><text:span text:style-name="T42"> </text:span><text:span text:style-name="T42">JPanel </text:span><text:span text:style-name="T54">p</text:span><text:span text:style-name="T42">;</text:span></text:p>
      <text:p text:style-name="P121"><text:span text:style-name="T49"><text:tab/></text:span><text:span text:style-name="T51">private</text:span><text:span text:style-name="T42"> </text:span><text:span text:style-name="T42">JLabel </text:span><text:span text:style-name="T54">label</text:span><text:span text:style-name="T42">;</text:span></text:p>
      <text:p text:style-name="P121"/>
      <text:p text:style-name="P121"><text:span text:style-name="T42"><text:tab/></text:span><text:span text:style-name="T62">@Override</text:span></text:p>
      <text:p text:style-name="P121"><text:span text:style-name="T49"><text:tab/></text:span><text:span text:style-name="T51">public</text:span><text:span text:style-name="T42"> </text:span><text:span text:style-name="T51">void</text:span><text:span text:style-name="T42"> </text:span><text:span text:style-name="T42">init(ArrayList&lt;Item&gt; suite, ArrayList&lt;Item&gt; suitetest,</text:span></text:p>
      <text:p text:style-name="P118"><text:tab/><text:tab/><text:tab/><text:tab/> Hashtable&lt;String, String&gt; variables) {</text:p>
      <text:p text:style-name="P121"><text:span text:style-name="T49"><text:tab/><text:tab/></text:span><text:span text:style-name="T51">super</text:span><text:span text:style-name="T42">.init(suite, suitetest, variables);</text:span></text:p>
      <text:p text:style-name="P121"><text:span text:style-name="T42"><text:tab/><text:tab/></text:span><text:span text:style-name="T54">p</text:span><text:span text:style-name="T42"> </text:span><text:span text:style-name="T42">= </text:span><text:span text:style-name="T51">new</text:span><text:span text:style-name="T42"> </text:span><text:span text:style-name="T42">JPanel();</text:span></text:p>
      <text:p text:style-name="P121"><text:span text:style-name="T42"><text:tab/><text:tab/></text:span><text:span text:style-name="T54">label</text:span><text:span text:style-name="T42"> </text:span><text:span text:style-name="T42">= </text:span><text:span text:style-name="T51">new</text:span><text:span text:style-name="T42"> </text:span><text:span text:style-name="T42">JLabel(variables.get(</text:span><text:span text:style-name="T58">"user"</text:span><text:span text:style-name="T42">));</text:span></text:p>
      <text:p text:style-name="P121"><text:span text:style-name="T42"><text:tab/><text:tab/></text:span><text:span text:style-name="T54">p</text:span><text:span text:style-name="T42">.add(</text:span><text:span text:style-name="T54">label</text:span><text:span text:style-name="T42">);</text:span></text:p>
      <text:p text:style-name="P118"><text:tab/>}</text:p>
      <text:p text:style-name="P118"/>
      <text:p text:style-name="P121"><text:span text:style-name="T42"><text:tab/></text:span><text:span text:style-name="T62">@Override</text:span></text:p>
      <text:p text:style-name="P121"><text:span text:style-name="T49"><text:tab/></text:span><text:span text:style-name="T51">public</text:span><text:span text:style-name="T42"> </text:span><text:span text:style-name="T42">Component getContent() {</text:span></text:p>
      <text:p text:style-name="P121"><text:span text:style-name="T49"><text:tab/><text:tab/></text:span><text:span text:style-name="T51">return</text:span><text:span text:style-name="T42"> </text:span><text:span text:style-name="T54">p</text:span><text:span text:style-name="T42">;</text:span></text:p>
      <text:p text:style-name="P118"><text:tab/>}</text:p>
      <text:p text:style-name="P118"/>
      <text:p text:style-name="P121"><text:span text:style-name="T42"><text:tab/></text:span><text:span text:style-name="T62">@Override</text:span></text:p>
      <text:p text:style-name="P121"><text:span text:style-name="T49"><text:tab/></text:span><text:span text:style-name="T51">public</text:span><text:span text:style-name="T42"> </text:span><text:span text:style-name="T42">String getDescription() {</text:span></text:p>
      <text:p text:style-name="P121"><text:span text:style-name="T42"><text:tab/><text:tab/>String description = </text:span><text:span text:style-name="T58">"Plugin to display user name"</text:span><text:span text:style-name="T42">;</text:span></text:p>
      <text:p text:style-name="P121"><text:span text:style-name="T49"><text:tab/><text:tab/></text:span><text:span text:style-name="T51">return</text:span><text:span text:style-name="T42"> </text:span><text:span text:style-name="T42">description;</text:span></text:p>
      <text:p text:style-name="P118"><text:tab/>}</text:p>
      <text:p text:style-name="P118"/>
      <text:p text:style-name="P121"><text:span text:style-name="T42"><text:tab/> </text:span><text:span text:style-name="T62">@Override</text:span></text:p>
      <text:p text:style-name="P121"><text:span text:style-name="T49"><text:tab/></text:span><text:span text:style-name="T51">public</text:span><text:span text:style-name="T42"> </text:span><text:span text:style-name="T42">String getFileName() {</text:span></text:p>
      <text:p text:style-name="P121"><text:span text:style-name="T42"><text:tab/><text:tab/>String filename = </text:span><text:span text:style-name="T58">"UserName.jar"</text:span><text:span text:style-name="T42">;</text:span></text:p>
      <text:p text:style-name="P121"><text:span text:style-name="T49"><text:tab/><text:tab/></text:span><text:span text:style-name="T51">return</text:span><text:span text:style-name="T42"> </text:span><text:span text:style-name="T42">filename;</text:span></text:p>
      <text:p text:style-name="P118"><text:tab/>}</text:p>
      <text:p text:style-name="P118"/>
      <text:p text:style-name="P121"><text:span text:style-name="T42"><text:tab/></text:span><text:span text:style-name="T62">@Override</text:span></text:p>
      <text:p text:style-name="P121"><text:span text:style-name="T49"><text:tab/></text:span><text:span text:style-name="T51">public</text:span><text:span text:style-name="T42"> </text:span><text:span text:style-name="T51">void</text:span><text:span text:style-name="T42"> </text:span><text:span text:style-name="T42">terminate() {</text:span></text:p>
      <text:p text:style-name="P121"><text:span text:style-name="T49"><text:tab/><text:tab/></text:span><text:span text:style-name="T51">super</text:span><text:span text:style-name="T42">.terminate();</text:span></text:p>
      <text:p text:style-name="P121"><text:span text:style-name="T42"><text:tab/><text:tab/></text:span><text:span text:style-name="T54">p</text:span><text:span text:style-name="T42"> </text:span><text:span text:style-name="T42">= </text:span><text:span text:style-name="T51">null</text:span><text:span text:style-name="T42">;</text:span></text:p>
      <text:p text:style-name="P121"><text:span text:style-name="T42"><text:tab/><text:tab/></text:span><text:span text:style-name="T54">label</text:span><text:span text:style-name="T42"> </text:span><text:span text:style-name="T42">= </text:span><text:span text:style-name="T51">null</text:span><text:span text:style-name="T42">;</text:span></text:p>
      <text:p text:style-name="P118"><text:tab/>}</text:p>
      <text:p text:style-name="P118">}</text:p>
      <text:p text:style-name="P117"/>
      <text:p text:style-name="P117"/>
      <text:p text:style-name="P114"><text:span text:style-name="T44"><text:tab/></text:span><text:span text:style-name="T45">We will pack this in an archive named </text:span><text:span text:style-name="T75">UserName.jar</text:span><text:span text:style-name="T60">. </text:span><text:span text:style-name="T67">This archive must contain the folowing directory </text:span><text:span text:style-name="Source_20_Text"><text:span text:style-name="T68">META-INF/services</text:span></text:span><text:span text:style-name="Source_20_Text"><text:span text:style-name="T67">. In the services directory we must put a file named c</text:span></text:span><text:span text:style-name="T45">om.twister.plugin.twisterinterface.TwisterPluginInterface and, in this file we put the name of our plugin class UserName.</text:span></text:p>
      <text:p text:style-name="P114"><text:span text:style-name="T45"/></text:p>
      <text:p text:style-name="P114"><text:span text:style-name="T45">After we upload the </text:span><text:span text:style-name="T75">UserName.jar</text:span><text:span text:style-name="T45"> file to the server Plugins directory, we should be able to download the plugin from Twister framework and activate it in the Plugins section.</text:span></text:p>
      <text:p text:style-name="P119"><text:span text:style-name="T42"/></text:p>
      <text:p text:style-name="P40">7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7"><draw:image xlink:href="Pictures/1000000000000066000000164390202E.jpg" xlink:type="simple" xlink:show="embed" xlink:actuate="onLoad"/></draw:frame>. The required fields for a suite are: <text:span text:style-name="T5">the name</text:span> of the suite and <text:span text:style-name="T5">the EP</text:span>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databas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4" draw:name="graphics21" text:anchor-type="as-char" svg:width="0.9752in" svg:height="0.1835in" draw:z-index="18"><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9"><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7">8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4" draw:name="graphics16" text:anchor-type="as-char" svg:width="0.8in" svg:height="0.2in" draw:z-index="20"><draw:image xlink:href="Pictures/100000000000006B0000001B5CE60918.jpg" xlink:type="simple" xlink:show="embed" xlink:actuate="onLoad"/></draw:frame></text:span><text:span text:style-name="T17"> and </text:span><text:span text:style-name="T17"><draw:frame draw:style-name="fr4" draw:name="graphics17" text:anchor-type="as-char" svg:width="0.8in" svg:height="0.2in" draw:z-index="21"><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servic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3"> ( </text:span><text:span text:style-name="T13"><draw:frame draw:style-name="fr4" draw:name="graphics10" text:anchor-type="as-char" svg:width="0.15in" svg:height="0.15in" draw:z-index="22"><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2476586" text:style-name="L18">
        <text:list-item>
          <text:p text:style-name="P73"><draw:frame draw:style-name="fr5" draw:name="graphics12" text:anchor-type="as-char" svg:width="0.15in" svg:height="0.15in" draw:z-index="23"><draw:image xlink:href="Pictures/100002010000001000000010F5C8F33F.png" xlink:type="simple" xlink:show="embed" xlink:actuate="onLoad"/></draw:frame> (running) while the file is running;</text:p>
        </text:list-item>
        <text:list-item>
          <text:p text:style-name="P73"><draw:frame draw:style-name="fr5" draw:name="graphics11" text:anchor-type="as-char" svg:width="0.15in" svg:height="0.15in" draw:z-index="24"><draw:image xlink:href="Pictures/100002010000001200000012890E718D.png" xlink:type="simple" xlink:show="embed" xlink:actuate="onLoad"/></draw:frame> (pause) if the test is paused;</text:p>
        </text:list-item>
      </text:list>
      <text:list xml:id="list32466477" text:style-name="L19">
        <text:list-item>
          <text:p text:style-name="P74"><draw:frame draw:style-name="fr6"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74"><draw:frame draw:style-name="fr5"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74"><draw:frame draw:style-name="fr5" draw:name="graphics13" text:anchor-type="as-char" svg:width="0.15in" svg:height="0.15in" draw:z-index="13"><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74"><draw:frame draw:style-name="fr5" draw:name="graphics14" text:anchor-type="as-char" svg:width="0.15in" svg:height="0.15in" draw:z-index="14"><draw:image xlink:href="Pictures/100002000000001000000010BD13336F.png" xlink:type="simple" xlink:show="embed" xlink:actuate="onLoad"/></draw:frame> (timeout) if the suite has timeout and the file was killed because of timeout;</text:p>
        </text:list-item>
        <text:list-item>
          <text:p text:style-name="P74"><draw:frame draw:style-name="fr5" draw:name="graphics15" text:anchor-type="as-char" svg:width="0.15in" svg:height="0.15in" draw:z-index="15"><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8"/>
      <text:p text:style-name="P40">9 - How to configure the framework</text:p>
      <text:p text:style-name="P3"/>
      <text:p text:style-name="P5">In the configuration tab, there are 4 things you can configure: the paths, the e-mail, the database and the devices.</text:p>
      <text:p text:style-name="P3"/>
      <text:p text:style-name="P3"/>
      <text:p text:style-name="P26">9.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6">9.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7"><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4"/>
      <text:p text:style-name="P5">So if your release number is `2`, build number is `15` and suite is `Branch Test1`, the subject will be generated like :</text:p>
      <text:p text:style-name="P24"/>
      <text:p text:style-name="P43">E-mail report for R2 B15 – Branch Test1 [2012.03.23 13:24]</text:p>
      <text:p text:style-name="P11"/>
      <text:p text:style-name="P39">9.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2461508" text:style-name="L20">
        <text:list-item>
          <text:p text:style-name="P75"><text:span text:style-name="T18">ID</text:span> : represents the name of the field and <text:span text:style-name="T12">MUST</text:span> be unique;</text:p>
        </text:list-item>
        <text:list-item>
          <text:p text:style-name="P75"><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75"><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75"><text:span text:style-name="T18">GUIDefined</text:span> : if a field is not GUI defined, it will be visible in the <text:span text:style-name="T5">Suites tab</text:span>, when editing suites;</text:p>
        </text:list-item>
        <text:list-item>
          <text:p text:style-name="P75"><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75"><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42">&lt;<text:span text:style-name="T5">field</text:span> ID="res_id" <text:s/>Type="DbSelect"</text:p>
      <text:p text:style-name="P42">SQLQuery="select MAX(id)+1 from repo_test_view"</text:p>
      <text:p text:style-name="P42">Label="-" <text:s/>GUIDefined="false" <text:s/>Mandatory="true" /&gt;</text:p>
      <text:p text:style-name="P42"/>
      <text:p text:style-name="P42">&lt;<text:span text:style-name="T5">field</text:span> ID="release_id" <text:s/>Type="UserSelect"</text:p>
      <text:p text:style-name="P42">SQLQuery="select DISTINCT id, release_name from t_releases"</text:p>
      <text:p text:style-name="P42">GUIDefined="true" <text:s/>Mandatory="true" <text:s/>Label="Release:" /&gt;</text:p>
      <text:p text:style-name="P42"/>
      <text:p text:style-name="P42">&lt;<text:span text:style-name="T5">field</text:span> ID="build_id" <text:s/>Type="UserSelect"</text:p>
      <text:p text:style-name="P42">SQLQuery="select DISTINCT id, build_name from t_builds"</text:p>
      <text:p text:style-name="P42">Label="Build:" <text:s/>GUIDefined="true" <text:s/>Mandatory="true" /&gt;</text:p>
      <text:p text:style-name="P42"/>
      <text:p text:style-name="P42">&lt;<text:span text:style-name="T5">field</text:span> ID="comments" <text:s/>Type="UserText" <text:s/>SQLQuery=""</text:p>
      <text:p text:style-name="P42">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2478615" text:style-name="L21">
        <text:list-item>
          <text:p text:style-name="P80">twister_ce_os = the operating system of the computer where Central Engine runs</text:p>
        </text:list-item>
        <text:list-item>
          <text:p text:style-name="P80">twister_ep_os = the operating system of the computer where Execution Process runs</text:p>
        </text:list-item>
        <text:list-item>
          <text:p text:style-name="P80">twister_ce_ip = the IP of the Central Engine;</text:p>
        </text:list-item>
        <text:list-item>
          <text:p text:style-name="P80">twister_ep_ip = the IP of the Execution Process;</text:p>
        </text:list-item>
        <text:list-item>
          <text:p text:style-name="P80">twister_ep_name = EP name, defined in <text:span text:style-name="T5">Suites tab</text:span>;</text:p>
        </text:list-item>
        <text:list-item>
          <text:p text:style-name="P80">twister_suite_name = suite name, defined in <text:span text:style-name="T5">Suites tab</text:span>;</text:p>
        </text:list-item>
        <text:list-item>
          <text:p text:style-name="P80">twister_tc_name = the file name of the current test;</text:p>
        </text:list-item>
        <text:list-item>
          <text:p text:style-name="P80">twister_tc_full_path = the path + file name of the current test;</text:p>
        </text:list-item>
        <text:list-item>
          <text:p text:style-name="P80">twister_tc_title = the title, from the <text:span text:style-name="T5">Suites tab</text:span>;</text:p>
        </text:list-item>
        <text:list-item>
          <text:p text:style-name="P80">twister_tc_description = the description, from the <text:span text:style-name="T5">Suites tab</text:span>;</text:p>
        </text:list-item>
        <text:list-item>
          <text:p text:style-name="P80">twister_tc_status = the final status of the test: pass, fail, skip, abort, etc;</text:p>
        </text:list-item>
        <text:list-item>
          <text:p text:style-name="P80">twister_tc_crash_detected = if the file had a fatal error that prematurely stopped the execution;</text:p>
        </text:list-item>
        <text:list-item>
          <text:p text:style-name="P80">twister_tc_time_elapsed = time elapsed;</text:p>
        </text:list-item>
        <text:list-item>
          <text:p text:style-name="P80">twister_tc_date_started = date and time when the running started;</text:p>
        </text:list-item>
        <text:list-item>
          <text:p text:style-name="P80">twister_tc_date_finished = date and time when the running finished;</text:p>
        </text:list-item>
        <text:list-item>
          <text:p text:style-name="P80">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3"/>
      <text:p text:style-name="P42">&lt;<text:span text:style-name="T5">sql_statement</text:span>&gt;</text:p>
      <text:p text:style-name="P42">INSERT INTO gg_regression</text:p>
      <text:p text:style-name="P42">(suite_name, test_name, status, date_start, date_end, build, machine)</text:p>
      <text:p text:style-name="P42">VALUES</text:p>
      <text:p text:style-name="P42">( '$twister_suite_name', '$twister_tc_name', '$twister_tc_status', '$twister_tc_date_started', '$twister_tc_date_finished', '$release.$build', '$twister_ep_name' )</text:p>
      <text:p text:style-name="P42">&lt;/<text:span text:style-name="T5">sql_statement</text:span>&gt;</text:p>
      <text:p text:style-name="P23"/>
      <text:p text:style-name="P3">Or:</text:p>
      <text:p text:style-name="P23"/>
      <text:p text:style-name="P42">&lt;<text:span text:style-name="T5">sql_statement</text:span>&gt;</text:p>
      <text:p text:style-name="P42">INSERT INTO results_table1</text:p>
      <text:p text:style-name="P42">VALUES</text:p>
      <text:p text:style-name="P42">( @res_id@, $release_id, $build_id, $suite_id, $station_id, '$twister_tc_date_finished', '$twister_tc_status', '$comments' )</text:p>
      <text:p text:style-name="P42">&lt;/<text:span text:style-name="T5">sql_statement</text:span>&gt;</text:p>
      <text:p text:style-name="P23"/>
      <text:p text:style-name="P23"><text:span text:style-name="T22">٭ <text:s/></text:span>In this last example, `<text:span text:style-name="T1">res_id</text:span>` is a DbSelect field with the query defined as: `<text:span text:style-name="T30">SELECT MAX(id)+1 FROM results_table1</text:span>`.</text:p>
      <text:p text:style-name="P3"/>
      <text:p text:style-name="P34">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2453260" text:style-name="L22">
        <text:list-item>
          <text:p text:style-name="P81"><text:span text:style-name="T18">ID</text:span> : represents the name of the field and <text:span text:style-name="T12">MUST</text:span> be unique;</text:p>
        </text:list-item>
        <text:list-item>
          <text:p text:style-name="P76"><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76"><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81"><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42">&lt;<text:span text:style-name="T5">field</text:span> ID="Dates" Type="UserSelect" Label="Select date:"</text:p>
      <text:p text:style-name="P42">SQLQuery="SELECT DISTINCT date FROM <text:span text:style-name="T36">results_table1</text:span> ORDER BY date" /&gt;</text:p>
      <text:p text:style-name="P42">&lt;<text:span text:style-name="T5">field</text:span> ID="Statuses" Label="Select test status:" Type="UserSelect"</text:p>
      <text:p text:style-name="P42">SQLQuery="SELECT DISTINCT status FROM <text:span text:style-name="T36">results_table1</text:span> ORDER BY status" /&gt;</text:p>
      <text:p text:style-name="P42">&lt;<text:span text:style-name="T5">field</text:span> ID="Releases" Label="Select release" Type="UserSelect"</text:p>
      <text:p text:style-name="P42">SQLQuery="SELECT DISTINCT SUBSTRING(build, 1, 6) AS R FROM <text:span text:style-name="T36">results_table1</text:span> ORDER BY R" /&gt;</text:p>
      <text:p text:style-name="P42">&lt;<text:span text:style-name="T5">field</text:span> ID="Other" Type="UserText" Label="Type other filters:" SQLQuery="" /&gt;</text:p>
      <text:p text:style-name="P3"/>
      <text:p text:style-name="P3"/>
      <text:p text:style-name="P3">The <text:span text:style-name="T5">reports</text:span>, must have the properties:</text:p>
      <text:list xml:id="list32468439" text:style-name="L23">
        <text:list-item>
          <text:p text:style-name="P82"><text:span text:style-name="T18">ID</text:span> : represents the name of the report and <text:span text:style-name="T12">MUST</text:span> be unique;</text:p>
        </text:list-item>
        <text:list-item>
          <text:p text:style-name="P77"><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77"><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42">&lt;<text:span text:style-name="T5">report</text:span> ID="Details (build)" Type="Table"</text:p>
      <text:p text:style-name="P42">SQLQuery="SELECT * FROM <text:s/><text:span text:style-name="T36">results_table1 </text:span><text:s/>WHERE build='@Build@' ORDER BY id" /&gt;</text:p>
      <text:p text:style-name="P42"/>
      <text:p text:style-name="P42">&lt;<text:span text:style-name="T5">report</text:span> ID="Details (suite)" Type="Table"</text:p>
      <text:p text:style-name="P42">SQLQuery="SELECT * FROM <text:s/><text:span text:style-name="T36">results_table1 </text:span><text:s/>WHERE build='@Build@' AND suite_name='@Suite@' " /&gt;</text:p>
      <text:p text:style-name="P42"/>
      <text:p text:style-name="P42">&lt;<text:span text:style-name="T5">report</text:span> ID="Summary" Type="PieChart"</text:p>
      <text:p text:style-name="P42">SQLQuery="SELECT status AS 'Status', COUNT(status) AS 'Count' FROM <text:s/><text:span text:style-name="T36">results_table1 <text:s/></text:span>WHERE build= '@Build@' group by status " /&gt;</text:p>
      <text:p text:style-name="P42"/>
      <text:p text:style-name="P42">&lt;<text:span text:style-name="T5">report</text:span> ID="Pass Rate" Type="LineChart"</text:p>
      <text:p text:style-name="P42">SQLQuery="SELECT Build, COUNT(status) AS 'Pass Rate (%)' FROM <text:s/><text:span text:style-name="T36">results_table1</text:span> <text:s/>WHERE Build LIKE '@Release@%' <text:span text:style-name="T1">AND status='Pass'</text:span> GROUP BY Build"</text:p>
      <text:p text:style-name="P42">SQLTotal="SELECT Build, COUNT(status) AS 'Pass Rate (%)' FROM <text:s/><text:span text:style-name="T36">results_table1 </text:span><text:s/>WHERE Build LIKE '@Release@%' GROUP BY Build" /&gt;</text:p>
      <text:p text:style-name="P3"/>
      <text:p text:style-name="P34">The <text:span text:style-name="T5">redirects</text:span>, must have the properties:</text:p>
      <text:list xml:id="list32472626" text:style-name="L24">
        <text:list-item>
          <text:p text:style-name="P78"><text:span text:style-name="T18">ID</text:span> : represents the name of the redirect and <text:span text:style-name="T12">MUST</text:span> be unique;</text:p>
        </text:list-item>
        <text:list-item>
          <text:p text:style-name="P84"><text:span text:style-name="T20">Path</text:span><text:span text:style-name="T34">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42">&lt;<text:span text:style-name="T5">redirect</text:span> ID="goto PhpMyAdmin" Path="http://my-server/phpmyadmin/" /&gt;</text:p>
      <text:p text:style-name="P42">&lt;<text:span text:style-name="T5">redirect</text:span> ID="goto PHP Report" Path="http://my-server/some-report.php" /&gt;</text:p>
      <text:p text:style-name="P3"/>
      <text:p text:style-name="P3"/>
      <text:p text:style-name="P26">9.4 - Config the devices</text:p>
      <text:p text:style-name="P3"/>
      <text:p text:style-name="P3">There are 3 levels of depth for the devices:</text:p>
      <text:list xml:id="list32463966" text:style-name="L25">
        <text:list-item>
          <text:p text:style-name="P83">level 1 is <text:span text:style-name="T1">device</text:span>;</text:p>
        </text:list-item>
        <text:list-item>
          <text:p text:style-name="P83">level 2 is <text:span text:style-name="T1">module</text:span>;</text:p>
        </text:list-item>
        <text:list-item>
          <text:p text:style-name="P83">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10">10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23">٭ <text:s/></text:span>An article concerning python web servers: <text:a xlink:type="simple" xlink:href="http://nichol.as/benchmark-of-python-web-servers"><text:span text:style-name="T9">http://nichol.as/benchmark-of-python-web-servers</text:span></text:a></text:p>
      <text:p text:style-name="P22"/>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ans-serif"/>
    <style:font-face style:name="Consolas1" svg:font-family="Consola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Consolas2"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3M55S</meta:editing-duration>
    <meta:editing-cycles>333</meta:editing-cycles>
    <meta:generator>LibreOffice/3.5$Windows_x86 LibreOffice_project/165a79a-7059095-e13bb37-fef39a4-9503d18</meta:generator>
    <dc:date>2012-09-05T12:50:13.18</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5" meta:object-count="0" meta:page-count="21" meta:paragraph-count="476" meta:word-count="4961" meta:character-count="31035" meta:non-whitespace-character-count="27268"/>
    <meta:user-defined meta:name="Author">Cristi Constantin</meta:user-defined>
    <meta:user-defined meta:name="Editor">Cristi Constantin</meta:user-defined>
  </office:meta>
</office:document-meta>
</file>